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22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5970280003893" calcext:value-type="float">
            <text:p>1.0597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96525096525096" calcext:value-type="float">
            <text:p>0.9965</text:p>
          </table:table-cell>
          <table:table-cell table:formula="of:= AVERAGE([.T36:.T42])" office:value-type="float" office:value="1.0234093637455" calcext:value-type="float">
            <text:p>1.0234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38652938652937" calcext:value-type="float">
            <text:p>0.9387</text:p>
          </table:table-cell>
          <table:table-cell table:formula="of:= AVERAGE([.T38:.T42])" office:value-type="float" office:value="0.985714285714286" calcext:value-type="float">
            <text:p>0.9857</text:p>
          </table:table-cell>
          <table:table-cell table:formula="of:= AVERAGE([.T37:.T43])" office:value-type="float" office:value="0.965986394557823" calcext:value-type="float">
            <text:p>0.966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92.9722222222222" calcext:value-type="float">
            <text:p>92,97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5.14285714285714" calcext:value-type="float">
            <text:p>5,1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857142857142857" calcext:value-type="float">
            <text:p>0.8571</text:p>
          </table:table-cell>
          <table:table-cell table:formula="of:= AVERAGE([.T40:.T42])" office:value-type="float" office:value="0.902616902616903" calcext:value-type="float">
            <text:p>0.9026</text:p>
          </table:table-cell>
          <table:table-cell table:formula="of:= AVERAGE([.T39:.T43])" office:value-type="float" office:value="0.919047619047618" calcext:value-type="float">
            <text:p>0.9190</text:p>
          </table:table-cell>
          <table:table-cell table:formula="of:= AVERAGE([.T38:.T44])" office:value-type="float" office:value="0.969649398220827" calcext:value-type="float">
            <text:p>0.9696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07.428571428571" calcext:value-type="float">
            <text:p>107,43</text:p>
          </table:table-cell>
          <table:table-cell table:formula="of:= SUM([.H39:.H45]) / SUM([.F39:.F45])" office:value-type="float" office:value="93.8857142857143" calcext:value-type="float">
            <text:p>93,8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4.2" calcext:value-type="float">
            <text:p>4,2</text:p>
          </table:table-cell>
          <table:table-cell table:formula="of:=AVERAGE([.F39:.F45])" office:value-type="float" office:value="5" calcext:value-type="float">
            <text:p>5,0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945945945945946" calcext:value-type="float">
            <text:p>0.9459</text:p>
          </table:table-cell>
          <table:table-cell table:formula="of:= AVERAGE([.T41:.T43])" office:value-type="float" office:value="0.878807378807379" calcext:value-type="float">
            <text:p>0.8788</text:p>
          </table:table-cell>
          <table:table-cell table:formula="of:= AVERAGE([.T40:.T44])" office:value-type="float" office:value="0.913365013365013" calcext:value-type="float">
            <text:p>0.9134</text:p>
          </table:table-cell>
          <table:table-cell table:formula="of:= AVERAGE([.T39:.T45])" office:value-type="float" office:value="0.942080475915062" calcext:value-type="float">
            <text:p>0.9421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177.714285714286" calcext:value-type="float">
            <text:p>177,71</text:p>
          </table:table-cell>
          <table:table-cell table:formula="of:= SUM([.H41:.H45]) / SUM([.F41:.F45])" office:value-type="float" office:value="90.5416666666667" calcext:value-type="float">
            <text:p>90,54</text:p>
          </table:table-cell>
          <table:table-cell table:formula="of:= SUM([.H40:.H46]) / SUM([.F40:.F46])" office:value-type="float" office:value="90.8285714285714" calcext:value-type="float">
            <text:p>90,83</text:p>
          </table:table-cell>
          <table:table-cell table:formula="of:=AVERAGE([.F42:.F44])" office:value-type="float" office:value="2.33333333333333" calcext:value-type="float">
            <text:p>2,3</text:p>
          </table:table-cell>
          <table:table-cell table:formula="of:=AVERAGE([.F41:.F45])" office:value-type="float" office:value="4.8" calcext:value-type="float">
            <text:p>4,8</text:p>
          </table:table-cell>
          <table:table-cell table:formula="of:=AVERAGE([.F40:.F46])" office:value-type="float" office:value="5" calcext:value-type="float">
            <text:p>5,0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833333333333333" calcext:value-type="float">
            <text:p>0.8333</text:p>
          </table:table-cell>
          <table:table-cell table:formula="of:= AVERAGE([.T42:.T44])" office:value-type="float" office:value="0.934973434973435" calcext:value-type="float">
            <text:p>0.9350</text:p>
          </table:table-cell>
          <table:table-cell table:formula="of:= AVERAGE([.T41:.T45])" office:value-type="float" office:value="0.927149474517896" calcext:value-type="float">
            <text:p>0.9271</text:p>
          </table:table-cell>
          <table:table-cell table:formula="of:= AVERAGE([.T40:.T46])" office:value-type="float" office:value="0.938326722161309" calcext:value-type="float">
            <text:p>0.9383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43] + [.F44]" office:value-type="float" office:value="82371" calcext:value-type="float">
            <text:p>82 371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104" calcext:value-type="float">
            <text:p>104,00</text:p>
          </table:table-cell>
          <table:table-cell table:formula="of:= SUM([.H43:.H45]) / SUM([.F43:.F45])" office:value-type="float" office:value="90.8571428571429" calcext:value-type="float">
            <text:p>90,86</text:p>
          </table:table-cell>
          <table:table-cell table:formula="of:= SUM([.H42:.H46]) / SUM([.F42:.F46])" office:value-type="float" office:value="103.190476190476" calcext:value-type="float">
            <text:p>103,19</text:p>
          </table:table-cell>
          <table:table-cell table:formula="of:= SUM([.H41:.H47]) / SUM([.F41:.F47])" office:value-type="float" office:value="79.05" calcext:value-type="float">
            <text:p>79,05</text:p>
          </table:table-cell>
          <table:table-cell table:formula="of:=AVERAGE([.F43:.F45])" office:value-type="float" office:value="4.66666666666667" calcext:value-type="float">
            <text:p>4,7</text:p>
          </table:table-cell>
          <table:table-cell table:formula="of:=AVERAGE([.F42:.F46])" office:value-type="float" office:value="4.2" calcext:value-type="float">
            <text:p>4,2</text:p>
          </table:table-cell>
          <table:table-cell table:formula="of:=AVERAGE([.F41:.F47])" office:value-type="float" office:value="5.71428571428571" calcext:value-type="float">
            <text:p>5,7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1.02564102564103" calcext:value-type="float">
            <text:p>1.0256</text:p>
          </table:table-cell>
          <table:table-cell table:formula="of:= AVERAGE([.T43:.T45])" office:value-type="float" office:value="0.944219523166892" calcext:value-type="float">
            <text:p>0.9442</text:p>
          </table:table-cell>
          <table:table-cell table:formula="of:= AVERAGE([.T42:.T46])" office:value-type="float" office:value="0.96127645864488" calcext:value-type="float">
            <text:p>0.9613</text:p>
          </table:table-cell>
          <table:table-cell table:formula="of:= AVERAGE([.T41:.T47])" office:value-type="float" office:value="0.960095429644302" calcext:value-type="float">
            <text:p>0.9601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 [.G44] + [.F45]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74.3888888888889" calcext:value-type="float">
            <text:p>74,39</text:p>
          </table:table-cell>
          <table:table-cell table:formula="of:= SUM([.H43:.H47]) / SUM([.F43:.F47])" office:value-type="float" office:value="75.3666666666667" calcext:value-type="float">
            <text:p>75,37</text:p>
          </table:table-cell>
          <table:table-cell table:formula="of:= SUM([.H42:.H48]) / SUM([.F42:.F48])" office:value-type="float" office:value="87.2702702702703" calcext:value-type="float">
            <text:p>87,27</text:p>
          </table:table-cell>
          <table:table-cell table:formula="of:=AVERAGE([.F44:.F46])" office:value-type="float" office:value="6" calcext:value-type="float">
            <text:p>6,0</text:p>
          </table:table-cell>
          <table:table-cell table:formula="of:=AVERAGE([.F43:.F47])" office:value-type="float" office:value="6" calcext:value-type="float">
            <text:p>6,0</text:p>
          </table:table-cell>
          <table:table-cell table:formula="of:=AVERAGE([.F42:.F48])" office:value-type="float" office:value="5.28571428571429" calcext:value-type="float">
            <text:p>5,3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973684210526316" calcext:value-type="float">
            <text:p>0.9737</text:p>
          </table:table-cell>
          <table:table-cell table:formula="of:= AVERAGE([.T44:.T46])" office:value-type="float" office:value="1.00903433798171" calcext:value-type="float">
            <text:p>1.0090</text:p>
          </table:table-cell>
          <table:table-cell table:formula="of:= AVERAGE([.T43:.T47])" office:value-type="float" office:value="0.983515840884262" calcext:value-type="float">
            <text:p>0.9835</text:p>
          </table:table-cell>
          <table:table-cell table:formula="of:= AVERAGE([.T42:.T48])" office:value-type="float" office:value="1.0131566541341" calcext:value-type="float">
            <text:p>1.0132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0.6176470588235" calcext:value-type="float">
            <text:p>70,62</text:p>
          </table:table-cell>
          <table:table-cell table:formula="of:= SUM([.H43:.H49]) / SUM([.F43:.F49])" office:value-type="float" office:value="88.0810810810811" calcext:value-type="float">
            <text:p>88,08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8" calcext:value-type="float">
            <text:p>6,8</text:p>
          </table:table-cell>
          <table:table-cell table:formula="of:=AVERAGE([.F43:.F49])" office:value-type="float" office:value="5.28571428571429" calcext:value-type="float">
            <text:p>5,3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2777777777778" calcext:value-type="float">
            <text:p>1.0278</text:p>
          </table:table-cell>
          <table:table-cell table:formula="of:= AVERAGE([.T45:.T47])" office:value-type="float" office:value="1.01953494848232" calcext:value-type="float">
            <text:p>1.0195</text:p>
          </table:table-cell>
          <table:table-cell table:formula="of:= AVERAGE([.T44:.T48])" office:value-type="float" office:value="1.06256345993188" calcext:value-type="float">
            <text:p>1.0626</text:p>
          </table:table-cell>
          <table:table-cell table:formula="of:= AVERAGE([.T43:.T49])" office:value-type="float" office:value="1.04230723328468" calcext:value-type="float">
            <text:p>1.0423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89" calcext:value-type="float">
            <text:p>89,00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5.28571428571429" calcext:value-type="float">
            <text:p>5,3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5714285714286" calcext:value-type="float">
            <text:p>1.0571</text:p>
          </table:table-cell>
          <table:table-cell table:formula="of:= AVERAGE([.T46:.T48])" office:value-type="float" office:value="1.10449735449735" calcext:value-type="float">
            <text:p>1.1045</text:p>
          </table:table-cell>
          <table:table-cell table:formula="of:= AVERAGE([.T45:.T49])" office:value-type="float" office:value="1.08743525480368" calcext:value-type="float">
            <text:p>1.0874</text:p>
          </table:table-cell>
          <table:table-cell table:formula="of:= AVERAGE([.T44:.T50])" office:value-type="float" office:value="1.10472679570424" calcext:value-type="float">
            <text:p>1.1047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22857142857143" calcext:value-type="float">
            <text:p>1.2286</text:p>
          </table:table-cell>
          <table:table-cell table:formula="of:= AVERAGE([.T47:.T49])" office:value-type="float" office:value="1.1452380952381" calcext:value-type="float">
            <text:p>1.1452</text:p>
          </table:table-cell>
          <table:table-cell table:formula="of:= AVERAGE([.T46:.T50])" office:value-type="float" office:value="1.14675246675247" calcext:value-type="float">
            <text:p>1.1468</text:p>
          </table:table-cell>
          <table:table-cell table:formula="of:= AVERAGE([.T45:.T51])" office:value-type="float" office:value="1.12036881134625" calcext:value-type="float">
            <text:p>1.1204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15" calcext:value-type="float">
            <text:p>1.1500</text:p>
          </table:table-cell>
          <table:table-cell table:formula="of:= AVERAGE([.T48:.T50])" office:value-type="float" office:value="1.21628056628057" calcext:value-type="float">
            <text:p>1.2163</text:p>
          </table:table-cell>
          <table:table-cell table:formula="of:= AVERAGE([.T47:.T51])" office:value-type="float" office:value="1.16822393822394" calcext:value-type="float">
            <text:p>1.1682</text:p>
          </table:table-cell>
          <table:table-cell table:formula="of:= AVERAGE([.T46:.T52])" office:value-type="float" office:value="1.16273824845253" calcext:value-type="float">
            <text:p>1.1627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27027027027027" calcext:value-type="float">
            <text:p>1.2703</text:p>
          </table:table-cell>
          <table:table-cell table:formula="of:= AVERAGE([.T49:.T51])" office:value-type="float" office:value="1.18513513513514" calcext:value-type="float">
            <text:p>1.1851</text:p>
          </table:table-cell>
          <table:table-cell table:formula="of:= AVERAGE([.T48:.T52])" office:value-type="float" office:value="1.21084942084942" calcext:value-type="float">
            <text:p>1.2108</text:p>
          </table:table-cell>
          <table:table-cell table:formula="of:= AVERAGE([.T47:.T53])" office:value-type="float" office:value="1.19863710411883" calcext:value-type="float">
            <text:p>1.1986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13513513513514" calcext:value-type="float">
            <text:p>1.1351</text:p>
          </table:table-cell>
          <table:table-cell table:formula="of:= AVERAGE([.T50:.T52])" office:value-type="float" office:value="1.22522522522523" calcext:value-type="float">
            <text:p>1.2252</text:p>
          </table:table-cell>
          <table:table-cell table:formula="of:= AVERAGE([.T49:.T53])" office:value-type="float" office:value="1.22094908862351" calcext:value-type="float">
            <text:p>1.2209</text:p>
          </table:table-cell>
          <table:table-cell table:formula="of:= AVERAGE([.T48:.T54])" office:value-type="float" office:value="1.22774091955805" calcext:value-type="float">
            <text:p>1.2277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27027027027027" calcext:value-type="float">
            <text:p>1.2703</text:p>
          </table:table-cell>
          <table:table-cell table:formula="of:= AVERAGE([.T51:.T53])" office:value-type="float" office:value="1.22815839094909" calcext:value-type="float">
            <text:p>1.2282</text:p>
          </table:table-cell>
          <table:table-cell table:formula="of:= AVERAGE([.T50:.T54])" office:value-type="float" office:value="1.24312300166699" calcext:value-type="float">
            <text:p>1.2431</text:p>
          </table:table-cell>
          <table:table-cell table:formula="of:= AVERAGE([.T49:.T55])" office:value-type="float" office:value="1.22244348143387" calcext:value-type="float">
            <text:p>1.2224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27006986764317" calcext:value-type="float">
            <text:p>1.2701</text:p>
          </table:table-cell>
          <table:table-cell table:formula="of:= AVERAGE([.T51:.T55])" office:value-type="float" office:value="1.22736681995336" calcext:value-type="float">
            <text:p>1.2274</text:p>
          </table:table-cell>
          <table:table-cell table:formula="of:= AVERAGE([.T50:.T56])" office:value-type="float" office:value="1.22482443381482" calcext:value-type="float">
            <text:p>1.2248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3367312625966" calcext:value-type="float">
            <text:p>1.2337</text:p>
          </table:table-cell>
          <table:table-cell table:formula="of:= AVERAGE([.T51:.T57])" office:value-type="float" office:value="1.19533293623821" calcext:value-type="float">
            <text:p>1.1953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19161233251761" calcext:value-type="float">
            <text:p>1.191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4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4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style-name="ce34"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style-name="ce34"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style-name="ce34"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style-name="ce34"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8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1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1" table:formula="of:=AVERAGE([.H93:.H99])" office:value-type="float" office:value="0.142857142857143" calcext:value-type="float">
            <text:p>0,1</text:p>
          </table:table-cell>
          <table:table-cell table:style-name="ce34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style-name="ce34" table:formula="of:= AVERAGE([.T93:.T99])" office:value-type="string" office:string-value="" calcext:value-type="error">
            <text:p>#DIV/0!</text:p>
          </table:table-cell>
          <table:table-cell table:style-name="ce34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style-name="ce34"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style-name="ce28"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style-name="ce31"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style-name="ce31" table:formula="of:=AVERAGE([.H94:.H100])" office:value-type="float" office:value="0.142857142857143" calcext:value-type="float">
            <text:p>0,1</text:p>
          </table:table-cell>
          <table:table-cell table:style-name="ce34"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style-name="ce34"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style-name="ce28"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style-name="ce31"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style-name="ce31" table:formula="of:=AVERAGE([.H95:.H101])" office:value-type="float" office:value="0.142857142857143" calcext:value-type="float">
            <text:p>0,1</text:p>
          </table:table-cell>
          <table:table-cell table:style-name="ce34"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style-name="ce34" table:formula="of:= AVERAGE([.T95:.T101])" office:value-type="string" office:string-value="" calcext:value-type="error">
            <text:p>#DIV/0!</text:p>
          </table:table-cell>
          <table:table-cell table:style-name="ce34"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style-name="ce34"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formula="of:= [.D98] + [.C99]" office:value-type="float" office:value="1720135" calcext:value-type="float">
            <text:p>1 720 13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8] + [.F9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8] + [.H99]" office:value-type="float" office:value="487505" calcext:value-type="float">
            <text:p>487 505</text:p>
          </table:table-cell>
          <table:table-cell table:style-name="ce28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style-name="ce28"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style-name="ce31"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style-name="ce31" table:formula="of:=AVERAGE([.H96:.H102])" office:value-type="float" office:value="0" calcext:value-type="float">
            <text:p>0,0</text:p>
          </table:table-cell>
          <table:table-cell table:style-name="ce34"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style-name="ce34" table:formula="of:= AVERAGE([.T96:.T102])" office:value-type="string" office:string-value="" calcext:value-type="error">
            <text:p>#DIV/0!</text:p>
          </table:table-cell>
          <table:table-cell table:style-name="ce34"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style-name="ce34" table:formula="of:= AVERAGE([.X96:.X102])" office:value-type="float" office:value="0.142885054240671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ce17" office:value-type="float" office:value="41" calcext:value-type="float">
            <text:p>41</text:p>
          </table:table-cell>
          <table:table-cell table:style-name="ce17" table:formula="of:= [.D99] + [.C100]" office:value-type="float" office:value="1720176" calcext:value-type="float">
            <text:p>1 720 17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9] + [.F10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9] + [.H100]" office:value-type="float" office:value="487505" calcext:value-type="float">
            <text:p>487 505</text:p>
          </table:table-cell>
          <table:table-cell table:style-name="ce28"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style-name="ce34"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200017189514396" calcext:value-type="float">
            <text:p>0.2000</text:p>
          </table:table-cell>
          <table:table-cell table:style-name="ce34" table:formula="of:= AVERAGE([.X97:.X103])" office:value-type="float" office:value="0.285735337869751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formula="of:= [.D100] + [.C101]" office:value-type="float" office:value="1720195" calcext:value-type="float">
            <text:p>1 720 19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0] + [.F10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0] + [.H101]" office:value-type="float" office:value="487505" calcext:value-type="float">
            <text:p>487 505</text:p>
          </table:table-cell>
          <table:table-cell table:style-name="ce28"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style-name="ce28"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float" office:value="0" calcext:value-type="float">
            <text:p>0,0</text:p>
          </table:table-cell>
          <table:table-cell table:formula="of:=AVERAGE([.F99:.F103])" office:value-type="float" office:value="0" calcext:value-type="float">
            <text:p>0,0</text:p>
          </table:table-cell>
          <table:table-cell table:style-name="ce31" table:formula="of:=AVERAGE([.F98:.F104])" office:value-type="float" office:value="0" calcext:value-type="float">
            <text:p>0,0</text:p>
          </table:table-cell>
          <table:table-cell table:formula="of:=AVERAGE([.H100:.H102])" office:value-type="float" office:value="0" calcext:value-type="float">
            <text:p>0,0</text:p>
          </table:table-cell>
          <table:table-cell table:formula="of:=AVERAGE([.H99:.H103])" office:value-type="float" office:value="0" calcext:value-type="float">
            <text:p>0,0</text:p>
          </table:table-cell>
          <table:table-cell table:style-name="ce31" table:formula="of:=AVERAGE([.H98:.H104])" office:value-type="float" office:value="0" calcext:value-type="float">
            <text:p>0,0</text:p>
          </table:table-cell>
          <table:table-cell table:style-name="ce34"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style-name="ce34" table:formula="of:= AVERAGE([.T98:.T104])" office:value-type="string" office:string-value="" calcext:value-type="error">
            <text:p>#DIV/0!</text:p>
          </table:table-cell>
          <table:table-cell table:style-name="ce34"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.333333333333333" calcext:value-type="float">
            <text:p>0.3333</text:p>
          </table:table-cell>
          <table:table-cell table:formula="of:= AVERAGE([.X99:.X103])" office:value-type="float" office:value="0.4" calcext:value-type="float">
            <text:p>0.4000</text:p>
          </table:table-cell>
          <table:table-cell table:style-name="ce34"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 [.D101] + [.C102]" office:value-type="float" office:value="1720216" calcext:value-type="float">
            <text:p>1 720 2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1] + [.F10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1] + [.H102]" office:value-type="float" office:value="487505" calcext:value-type="float">
            <text:p>487 505</text:p>
          </table:table-cell>
          <table:table-cell table:style-name="ce28"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style-name="ce28"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float" office:value="0" calcext:value-type="float">
            <text:p>0,0</text:p>
          </table:table-cell>
          <table:table-cell table:formula="of:=AVERAGE([.F100:.F104])" office:value-type="float" office:value="0" calcext:value-type="float">
            <text:p>0,0</text:p>
          </table:table-cell>
          <table:table-cell table:style-name="ce31" table:formula="of:=AVERAGE([.F99:.F105])" office:value-type="float" office:value="0" calcext:value-type="float">
            <text:p>0,0</text:p>
          </table:table-cell>
          <table:table-cell table:formula="of:=AVERAGE([.H101:.H103])" office:value-type="float" office:value="0" calcext:value-type="float">
            <text:p>0,0</text:p>
          </table:table-cell>
          <table:table-cell table:formula="of:=AVERAGE([.H100:.H104])" office:value-type="float" office:value="0" calcext:value-type="float">
            <text:p>0,0</text:p>
          </table:table-cell>
          <table:table-cell table:style-name="ce31" table:formula="of:=AVERAGE([.H99:.H105])" office:value-type="float" office:value="0.142857142857143" calcext:value-type="float">
            <text:p>0,1</text:p>
          </table:table-cell>
          <table:table-cell table:style-name="ce34"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style-name="ce34" table:formula="of:= AVERAGE([.T99:.T105])" office:value-type="string" office:string-value="" calcext:value-type="error">
            <text:p>#DIV/0!</text:p>
          </table:table-cell>
          <table:table-cell table:style-name="ce34" table:formula="of:= SUM([.H99:.H105]) / SUM([.H94:.H100])" office:value-type="float" office:value="1" calcext:value-type="float">
            <text:p>1.0000</text:p>
          </table:table-cell>
          <table:table-cell table:formula="of:= AVERAGE([.X101:.X103])" office:value-type="float" office:value="0.666666666666667" calcext:value-type="float">
            <text:p>0.6667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style-name="ce34"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office:value-type="float" office:value="15" calcext:value-type="float">
            <text:p>15</text:p>
          </table:table-cell>
          <table:table-cell table:formula="of:= [.D102] + [.C103]" office:value-type="float" office:value="1720231" calcext:value-type="float">
            <text:p>1 720 23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style-name="ce28"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float" office:value="0" calcext:value-type="float">
            <text:p>0,0</text:p>
          </table:table-cell>
          <table:table-cell table:formula="of:=AVERAGE([.F101:.F105])" office:value-type="float" office:value="0" calcext:value-type="float">
            <text:p>0,0</text:p>
          </table:table-cell>
          <table:table-cell table:style-name="ce31" table:formula="of:=AVERAGE([.F100:.F106])" office:value-type="float" office:value="0" calcext:value-type="float">
            <text:p>0,0</text:p>
          </table:table-cell>
          <table:table-cell table:formula="of:=AVERAGE([.H102:.H104])" office:value-type="float" office:value="0" calcext:value-type="float">
            <text:p>0,0</text:p>
          </table:table-cell>
          <table:table-cell table:formula="of:=AVERAGE([.H101:.H105])" office:value-type="float" office:value="0.2" calcext:value-type="float">
            <text:p>0,2</text:p>
          </table:table-cell>
          <table:table-cell table:style-name="ce31" table:formula="of:=AVERAGE([.H100:.H106])" office:value-type="float" office:value="0.142857142857143" calcext:value-type="float">
            <text:p>0,1</text:p>
          </table:table-cell>
          <table:table-cell table:style-name="ce34"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style-name="ce34" table:formula="of:= AVERAGE([.T100:.T106])" office:value-type="string" office:string-value="" calcext:value-type="error">
            <text:p>#DIV/0!</text:p>
          </table:table-cell>
          <table:table-cell table:style-name="ce34" table:formula="of:= SUM([.H100:.H106]) / SUM([.H95:.H101])" office:value-type="float" office:value="1" calcext:value-type="float">
            <text:p>1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style-name="ce34"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formula="of:= [.D103] + [.C104]" office:value-type="float" office:value="1720253" calcext:value-type="float">
            <text:p>1 720 2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3] + [.F10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3] + [.H104]" office:value-type="float" office:value="487505" calcext:value-type="float">
            <text:p>487 505</text:p>
          </table:table-cell>
          <table:table-cell table:style-name="ce28"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style-name="ce28"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float" office:value="0" calcext:value-type="float">
            <text:p>0,0</text:p>
          </table:table-cell>
          <table:table-cell table:formula="of:=AVERAGE([.F102:.F106])" office:value-type="float" office:value="0" calcext:value-type="float">
            <text:p>0,0</text:p>
          </table:table-cell>
          <table:table-cell table:style-name="ce31" table:formula="of:=AVERAGE([.F101:.F107])" office:value-type="float" office:value="0" calcext:value-type="float">
            <text:p>0,0</text:p>
          </table:table-cell>
          <table:table-cell table:formula="of:=AVERAGE([.H103:.H105])" office:value-type="float" office:value="0.333333333333333" calcext:value-type="float">
            <text:p>0,3</text:p>
          </table:table-cell>
          <table:table-cell table:formula="of:=AVERAGE([.H102:.H106])" office:value-type="float" office:value="0.2" calcext:value-type="float">
            <text:p>0,2</text:p>
          </table:table-cell>
          <table:table-cell table:style-name="ce31" table:formula="of:=AVERAGE([.H101:.H107])" office:value-type="float" office:value="0.142857142857143" calcext:value-type="float">
            <text:p>0,1</text:p>
          </table:table-cell>
          <table:table-cell table:style-name="ce34"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style-name="ce34"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formula="of:= [.D104] + [.C105]" office:value-type="float" office:value="1720271" calcext:value-type="float">
            <text:p>1 720 27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4] + [.F10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4] + [.H105]" office:value-type="float" office:value="487506" calcext:value-type="float">
            <text:p>487 506</text:p>
          </table:table-cell>
          <table:table-cell table:style-name="ce28"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style-name="ce28"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float" office:value="0" calcext:value-type="float">
            <text:p>0,0</text:p>
          </table:table-cell>
          <table:table-cell table:formula="of:=AVERAGE([.F103:.F107])" office:value-type="float" office:value="0" calcext:value-type="float">
            <text:p>0,0</text:p>
          </table:table-cell>
          <table:table-cell table:style-name="ce31" table:formula="of:=AVERAGE([.F102:.F108])" office:value-type="float" office:value="0" calcext:value-type="float">
            <text:p>0,0</text:p>
          </table:table-cell>
          <table:table-cell table:formula="of:=AVERAGE([.H104:.H106])" office:value-type="float" office:value="0.333333333333333" calcext:value-type="float">
            <text:p>0,3</text:p>
          </table:table-cell>
          <table:table-cell table:formula="of:=AVERAGE([.H103:.H107])" office:value-type="float" office:value="0.2" calcext:value-type="float">
            <text:p>0,2</text:p>
          </table:table-cell>
          <table:table-cell table:style-name="ce31" table:formula="of:=AVERAGE([.H102:.H108])" office:value-type="float" office:value="0.142857142857143" calcext:value-type="float">
            <text:p>0,1</text:p>
          </table:table-cell>
          <table:table-cell table:style-name="ce34"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style-name="ce34" table:formula="of:= AVERAGE([.T102:.T108])" office:value-type="string" office:string-value="" calcext:value-type="error">
            <text:p>#DIV/0!</text:p>
          </table:table-cell>
          <table:table-cell table:style-name="ce34"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style-name="ce34"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formula="of:= [.D105] + [.C106]" office:value-type="float" office:value="1720288" calcext:value-type="float">
            <text:p>1 720 28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5] + [.F10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5] + [.H106]" office:value-type="float" office:value="487506" calcext:value-type="float">
            <text:p>487 506</text:p>
          </table:table-cell>
          <table:table-cell table:style-name="ce28"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style-name="ce28"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float" office:value="0" calcext:value-type="float">
            <text:p>0,0</text:p>
          </table:table-cell>
          <table:table-cell table:formula="of:=AVERAGE([.F104:.F108])" office:value-type="float" office:value="0" calcext:value-type="float">
            <text:p>0,0</text:p>
          </table:table-cell>
          <table:table-cell table:style-name="ce31" table:formula="of:=AVERAGE([.F103:.F109])" office:value-type="float" office:value="0" calcext:value-type="float">
            <text:p>0,0</text:p>
          </table:table-cell>
          <table:table-cell table:formula="of:=AVERAGE([.H105:.H107])" office:value-type="float" office:value="0.333333333333333" calcext:value-type="float">
            <text:p>0,3</text:p>
          </table:table-cell>
          <table:table-cell table:formula="of:=AVERAGE([.H104:.H108])" office:value-type="float" office:value="0.2" calcext:value-type="float">
            <text:p>0,2</text:p>
          </table:table-cell>
          <table:table-cell table:style-name="ce31" table:formula="of:=AVERAGE([.H103:.H109])" office:value-type="float" office:value="0.285714285714286" calcext:value-type="float">
            <text:p>0,3</text:p>
          </table:table-cell>
          <table:table-cell table:style-name="ce34"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style-name="ce34" table:formula="of:= AVERAGE([.T103:.T109])" office:value-type="string" office:string-value="" calcext:value-type="error">
            <text:p>#DIV/0!</text:p>
          </table:table-cell>
          <table:table-cell table:style-name="ce34"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style-name="ce34"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 [.D106] + [.C107]" office:value-type="float" office:value="1720298" calcext:value-type="float">
            <text:p>1 720 29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6] + [.F10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6] + [.H107]" office:value-type="float" office:value="487506" calcext:value-type="float">
            <text:p>487 506</text:p>
          </table:table-cell>
          <table:table-cell table:style-name="ce28"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float" office:value="0" calcext:value-type="float">
            <text:p>0,0</text:p>
          </table:table-cell>
          <table:table-cell table:formula="of:=AVERAGE([.F105:.F109])" office:value-type="float" office:value="0" calcext:value-type="float">
            <text:p>0,0</text:p>
          </table:table-cell>
          <table:table-cell table:formula="of:=AVERAGE([.F104:.F110])" office:value-type="float" office:value="0" calcext:value-type="float">
            <text:p>0,0</text:p>
          </table:table-cell>
          <table:table-cell table:formula="of:=AVERAGE([.H106:.H108])" office:value-type="float" office:value="0" calcext:value-type="float">
            <text:p>0,0</text:p>
          </table:table-cell>
          <table:table-cell table:formula="of:=AVERAGE([.H105:.H109])" office:value-type="float" office:value="0.4" calcext:value-type="float">
            <text:p>0,4</text:p>
          </table:table-cell>
          <table:table-cell table:formula="of:=AVERAGE([.H104:.H110])" office:value-type="float" office:value="0.285714285714286" calcext:value-type="float">
            <text:p>0,3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style-name="ce34"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float" office:value="2" calcext:value-type="float">
            <text:p>2.0000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style-name="ce34"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7] + [.C108]" office:value-type="float" office:value="1720307" calcext:value-type="float">
            <text:p>1 720 30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7] + [.F10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7] + [.H108]" office:value-type="float" office:value="487506" calcext:value-type="float">
            <text:p>487 506</text:p>
          </table:table-cell>
          <table:table-cell table:style-name="ce28"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style-name="ce28"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float" office:value="0" calcext:value-type="float">
            <text:p>0,0</text:p>
          </table:table-cell>
          <table:table-cell table:formula="of:=AVERAGE([.F106:.F110])" office:value-type="float" office:value="0" calcext:value-type="float">
            <text:p>0,0</text:p>
          </table:table-cell>
          <table:table-cell table:style-name="ce31" table:formula="of:=AVERAGE([.F105:.F111])" office:value-type="float" office:value="0" calcext:value-type="float">
            <text:p>0,0</text:p>
          </table:table-cell>
          <table:table-cell table:formula="of:=AVERAGE([.H107:.H109])" office:value-type="float" office:value="0.333333333333333" calcext:value-type="float">
            <text:p>0,3</text:p>
          </table:table-cell>
          <table:table-cell table:formula="of:=AVERAGE([.H106:.H110])" office:value-type="float" office:value="0.2" calcext:value-type="float">
            <text:p>0,2</text:p>
          </table:table-cell>
          <table:table-cell table:style-name="ce31" table:formula="of:=AVERAGE([.H105:.H111])" office:value-type="float" office:value="0.285714285714286" calcext:value-type="float">
            <text:p>0,3</text:p>
          </table:table-cell>
          <table:table-cell table:style-name="ce34"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style-name="ce34" table:formula="of:= AVERAGE([.T105:.T111])" office:value-type="string" office:string-value="" calcext:value-type="error">
            <text:p>#DIV/0!</text:p>
          </table:table-cell>
          <table:table-cell table:style-name="ce34" table:formula="of:= SUM([.H105:.H111]) / SUM([.H100:.H106])" office:value-type="float" office:value="2" calcext:value-type="float">
            <text:p>2.0000</text:p>
          </table:table-cell>
          <table:table-cell table:formula="of:= AVERAGE([.X107:.X109])" office:value-type="float" office:value="1.66666666666667" calcext:value-type="float">
            <text:p>1.6667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style-name="ce34"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8] + [.C109]" office:value-type="float" office:value="1720316" calcext:value-type="float">
            <text:p>1 720 3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8] + [.F10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8] + [.H109]" office:value-type="float" office:value="487507" calcext:value-type="float">
            <text:p>487 507</text:p>
          </table:table-cell>
          <table:table-cell table:style-name="ce28"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style-name="ce28"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float" office:value="0" calcext:value-type="float">
            <text:p>0,0</text:p>
          </table:table-cell>
          <table:table-cell table:formula="of:=AVERAGE([.F107:.F111])" office:value-type="float" office:value="0" calcext:value-type="float">
            <text:p>0,0</text:p>
          </table:table-cell>
          <table:table-cell table:style-name="ce31" table:formula="of:=AVERAGE([.F106:.F112])" office:value-type="float" office:value="0" calcext:value-type="float">
            <text:p>0,0</text:p>
          </table:table-cell>
          <table:table-cell table:formula="of:=AVERAGE([.H108:.H110])" office:value-type="float" office:value="0.333333333333333" calcext:value-type="float">
            <text:p>0,3</text:p>
          </table:table-cell>
          <table:table-cell table:formula="of:=AVERAGE([.H107:.H111])" office:value-type="float" office:value="0.2" calcext:value-type="float">
            <text:p>0,2</text:p>
          </table:table-cell>
          <table:table-cell table:style-name="ce31" table:formula="of:=AVERAGE([.H106:.H112])" office:value-type="float" office:value="0.142857142857143" calcext:value-type="float">
            <text:p>0,1</text:p>
          </table:table-cell>
          <table:table-cell table:style-name="ce34"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style-name="ce34" table:formula="of:= AVERAGE([.T106:.T112])" office:value-type="string" office:string-value="" calcext:value-type="error">
            <text:p>#DIV/0!</text:p>
          </table:table-cell>
          <table:table-cell table:style-name="ce34" table:formula="of:= SUM([.H106:.H112]) / SUM([.H101:.H107])" office:value-type="float" office:value="1" calcext:value-type="float">
            <text:p>1.0000</text:p>
          </table:table-cell>
          <table:table-cell table:formula="of:= AVERAGE([.X108:.X110])" office:value-type="float" office:value="1.33333333333333" calcext:value-type="float">
            <text:p>1.3333</text:p>
          </table:table-cell>
          <table:table-cell table:formula="of:= AVERAGE([.X107:.X111])" office:value-type="float" office:value="1.3" calcext:value-type="float">
            <text:p>1.3000</text:p>
          </table:table-cell>
          <table:table-cell table:style-name="ce34"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 office:value-type="float" office:value="11" calcext:value-type="float">
            <text:p>11</text:p>
          </table:table-cell>
          <table:table-cell table:formula="of:= [.D109] + [.C110]" office:value-type="float" office:value="1720327" calcext:value-type="float">
            <text:p>1 720 32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9] + [.H110]" office:value-type="float" office:value="487507" calcext:value-type="float">
            <text:p>487 507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style-name="ce28"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float" office:value="0" calcext:value-type="float">
            <text:p>0,0</text:p>
          </table:table-cell>
          <table:table-cell table:formula="of:=AVERAGE([.F108:.F112])" office:value-type="float" office:value="0" calcext:value-type="float">
            <text:p>0,0</text:p>
          </table:table-cell>
          <table:table-cell table:style-name="ce31" table:formula="of:=AVERAGE([.F107:.F113])" office:value-type="float" office:value="0" calcext:value-type="float">
            <text:p>0,0</text:p>
          </table:table-cell>
          <table:table-cell table:formula="of:=AVERAGE([.H109:.H111])" office:value-type="float" office:value="0.333333333333333" calcext:value-type="float">
            <text:p>0,3</text:p>
          </table:table-cell>
          <table:table-cell table:formula="of:=AVERAGE([.H108:.H112])" office:value-type="float" office:value="0.2" calcext:value-type="float">
            <text:p>0,2</text:p>
          </table:table-cell>
          <table:table-cell table:style-name="ce31" table:formula="of:=AVERAGE([.H107:.H113])" office:value-type="float" office:value="0.142857142857143" calcext:value-type="float">
            <text:p>0,1</text:p>
          </table:table-cell>
          <table:table-cell table:style-name="ce34"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style-name="ce34" table:formula="of:= AVERAGE([.T107:.T113])" office:value-type="string" office:string-value="" calcext:value-type="error">
            <text:p>#DIV/0!</text:p>
          </table:table-cell>
          <table:table-cell table:style-name="ce34" table:formula="of:= SUM([.H107:.H113]) / SUM([.H102:.H108])" office:value-type="float" office:value="1" calcext:value-type="float">
            <text:p>1.0000</text:p>
          </table:table-cell>
          <table:table-cell table:formula="of:= AVERAGE([.X109:.X111])" office:value-type="float" office:value="0.833333333333333" calcext:value-type="float">
            <text:p>0.8333</text:p>
          </table:table-cell>
          <table:table-cell table:formula="of:= AVERAGE([.X108:.X112])" office:value-type="float" office:value="1" calcext:value-type="float">
            <text:p>1.0000</text:p>
          </table:table-cell>
          <table:table-cell table:style-name="ce34" table:formula="of:= AVERAGE([.X107:.X113])" office:value-type="float" office:value="1" calcext:value-type="float">
            <text:p>1.0000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 [.D110] + [.C111]" office:value-type="float" office:value="1720339" calcext:value-type="float">
            <text:p>1 720 33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0] + [.F11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0] + [.H111]" office:value-type="float" office:value="487507" calcext:value-type="float">
            <text:p>487 507</text:p>
          </table:table-cell>
          <table:table-cell table:style-name="ce28"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style-name="ce28"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float" office:value="0" calcext:value-type="float">
            <text:p>0,0</text:p>
          </table:table-cell>
          <table:table-cell table:formula="of:=AVERAGE([.F109:.F113])" office:value-type="float" office:value="0" calcext:value-type="float">
            <text:p>0,0</text:p>
          </table:table-cell>
          <table:table-cell table:style-name="ce31" table:formula="of:=AVERAGE([.F108:.F114])" office:value-type="float" office:value="0" calcext:value-type="float">
            <text:p>0,0</text:p>
          </table:table-cell>
          <table:table-cell table:formula="of:=AVERAGE([.H110:.H112])" office:value-type="float" office:value="0" calcext:value-type="float">
            <text:p>0,0</text:p>
          </table:table-cell>
          <table:table-cell table:formula="of:=AVERAGE([.H109:.H113])" office:value-type="float" office:value="0.2" calcext:value-type="float">
            <text:p>0,2</text:p>
          </table:table-cell>
          <table:table-cell table:style-name="ce31" table:formula="of:=AVERAGE([.H108:.H114])" office:value-type="float" office:value="0.142857142857143" calcext:value-type="float">
            <text:p>0,1</text:p>
          </table:table-cell>
          <table:table-cell table:style-name="ce34"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style-name="ce34" table:formula="of:= AVERAGE([.T108:.T114])" office:value-type="string" office:string-value="" calcext:value-type="error">
            <text:p>#DIV/0!</text:p>
          </table:table-cell>
          <table:table-cell table:style-name="ce34" table:formula="of:= SUM([.H108:.H114]) / SUM([.H103:.H109])" office:value-type="float" office:value="0.5" calcext:value-type="float">
            <text:p>0.5000</text:p>
          </table:table-cell>
          <table:table-cell table:formula="of:= AVERAGE([.X110:.X112])" office:value-type="float" office:value="0.666666666666667" calcext:value-type="float">
            <text:p>0.6667</text:p>
          </table:table-cell>
          <table:table-cell table:formula="of:= AVERAGE([.X109:.X113])" office:value-type="float" office:value="0.6" calcext:value-type="float">
            <text:p>0.6000</text:p>
          </table:table-cell>
          <table:table-cell table:style-name="ce34" table:formula="of:= AVERAGE([.X108:.X114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1] + [.C112]" office:value-type="float" office:value="1720350" calcext:value-type="float">
            <text:p>1 720 35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1] + [.F11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1] + [.H112]" office:value-type="float" office:value="487507" calcext:value-type="float">
            <text:p>487 507</text:p>
          </table:table-cell>
          <table:table-cell table:style-name="ce28"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style-name="ce28"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float" office:value="0" calcext:value-type="float">
            <text:p>0,0</text:p>
          </table:table-cell>
          <table:table-cell table:formula="of:=AVERAGE([.F110:.F114])" office:value-type="float" office:value="0" calcext:value-type="float">
            <text:p>0,0</text:p>
          </table:table-cell>
          <table:table-cell table:style-name="ce31" table:formula="of:=AVERAGE([.F109:.F115])" office:value-type="float" office:value="0" calcext:value-type="float">
            <text:p>0,0</text:p>
          </table:table-cell>
          <table:table-cell table:formula="of:=AVERAGE([.H111:.H113])" office:value-type="float" office:value="0" calcext:value-type="float">
            <text:p>0,0</text:p>
          </table:table-cell>
          <table:table-cell table:formula="of:=AVERAGE([.H110:.H114])" office:value-type="float" office:value="0" calcext:value-type="float">
            <text:p>0,0</text:p>
          </table:table-cell>
          <table:table-cell table:style-name="ce31" table:formula="of:=AVERAGE([.H109:.H115])" office:value-type="float" office:value="0.142857142857143" calcext:value-type="float">
            <text:p>0,1</text:p>
          </table:table-cell>
          <table:table-cell table:style-name="ce34"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style-name="ce34" table:formula="of:= AVERAGE([.T109:.T115])" office:value-type="string" office:string-value="" calcext:value-type="error">
            <text:p>#DIV/0!</text:p>
          </table:table-cell>
          <table:table-cell table:style-name="ce34" table:formula="of:= SUM([.H109:.H115]) / SUM([.H104:.H110])" office:value-type="float" office:value="0.5" calcext:value-type="float">
            <text:p>0.5000</text:p>
          </table:table-cell>
          <table:table-cell table:formula="of:= AVERAGE([.X111:.X113])" office:value-type="float" office:value="0.333333333333333" calcext:value-type="float">
            <text:p>0.3333</text:p>
          </table:table-cell>
          <table:table-cell table:formula="of:= AVERAGE([.X110:.X114])" office:value-type="float" office:value="0.6" calcext:value-type="float">
            <text:p>0.6000</text:p>
          </table:table-cell>
          <table:table-cell table:style-name="ce34" table:formula="of:= AVERAGE([.X109:.X11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 [.D112] + [.C113]" office:value-type="float" office:value="1720353" calcext:value-type="float">
            <text:p>1 720 3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2] + [.F11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2] + [.H113]" office:value-type="float" office:value="487507" calcext:value-type="float">
            <text:p>487 507</text:p>
          </table:table-cell>
          <table:table-cell table:style-name="ce28"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style-name="ce28"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float" office:value="0" calcext:value-type="float">
            <text:p>0,0</text:p>
          </table:table-cell>
          <table:table-cell table:formula="of:=AVERAGE([.F111:.F115])" office:value-type="float" office:value="0" calcext:value-type="float">
            <text:p>0,0</text:p>
          </table:table-cell>
          <table:table-cell table:style-name="ce31" table:formula="of:=AVERAGE([.F110:.F116])" office:value-type="float" office:value="0" calcext:value-type="float">
            <text:p>0,0</text:p>
          </table:table-cell>
          <table:table-cell table:formula="of:=AVERAGE([.H112:.H114])" office:value-type="float" office:value="0" calcext:value-type="float">
            <text:p>0,0</text:p>
          </table:table-cell>
          <table:table-cell table:formula="of:=AVERAGE([.H111:.H115])" office:value-type="float" office:value="0" calcext:value-type="float">
            <text:p>0,0</text:p>
          </table:table-cell>
          <table:table-cell table:style-name="ce31" table:formula="of:=AVERAGE([.H110:.H116])" office:value-type="float" office:value="0" calcext:value-type="float">
            <text:p>0,0</text:p>
          </table:table-cell>
          <table:table-cell table:style-name="ce34"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style-name="ce34" table:formula="of:= AVERAGE([.T110:.T116])" office:value-type="string" office:string-value="" calcext:value-type="error">
            <text:p>#DIV/0!</text:p>
          </table:table-cell>
          <table:table-cell table:style-name="ce34" table:formula="of:= SUM([.H110:.H116]) / SUM([.H105:.H111])" office:value-type="float" office:value="0" calcext:value-type="float">
            <text:p>0.0000</text:p>
          </table:table-cell>
          <table:table-cell table:formula="of:= AVERAGE([.X112:.X114])" office:value-type="float" office:value="0.5" calcext:value-type="float">
            <text:p>0.5000</text:p>
          </table:table-cell>
          <table:table-cell table:formula="of:= AVERAGE([.X111:.X115])" office:value-type="float" office:value="0.6" calcext:value-type="float">
            <text:p>0.6000</text:p>
          </table:table-cell>
          <table:table-cell table:style-name="ce34" table:formula="of:= AVERAGE([.X110:.X116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 [.D113] + [.C114]" office:value-type="float" office:value="1720366" calcext:value-type="float">
            <text:p>1 720 36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3] + [.F11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3] + [.H114]" office:value-type="float" office:value="487507" calcext:value-type="float">
            <text:p>487 507</text:p>
          </table:table-cell>
          <table:table-cell table:style-name="ce28"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style-name="ce28"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float" office:value="0" calcext:value-type="float">
            <text:p>0,0</text:p>
          </table:table-cell>
          <table:table-cell table:formula="of:=AVERAGE([.F112:.F116])" office:value-type="float" office:value="0" calcext:value-type="float">
            <text:p>0,0</text:p>
          </table:table-cell>
          <table:table-cell table:style-name="ce31" table:formula="of:=AVERAGE([.F111:.F117])" office:value-type="float" office:value="0" calcext:value-type="float">
            <text:p>0,0</text:p>
          </table:table-cell>
          <table:table-cell table:formula="of:=AVERAGE([.H113:.H115])" office:value-type="float" office:value="0" calcext:value-type="float">
            <text:p>0,0</text:p>
          </table:table-cell>
          <table:table-cell table:formula="of:=AVERAGE([.H112:.H116])" office:value-type="float" office:value="0" calcext:value-type="float">
            <text:p>0,0</text:p>
          </table:table-cell>
          <table:table-cell table:style-name="ce31" table:formula="of:=AVERAGE([.H111:.H117])" office:value-type="float" office:value="0.142857142857143" calcext:value-type="float">
            <text:p>0,1</text:p>
          </table:table-cell>
          <table:table-cell table:style-name="ce34"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style-name="ce34" table:formula="of:= AVERAGE([.T111:.T117])" office:value-type="string" office:string-value="" calcext:value-type="error">
            <text:p>#DIV/0!</text:p>
          </table:table-cell>
          <table:table-cell table:style-name="ce34" table:formula="of:= SUM([.H111:.H117]) / SUM([.H106:.H112])" office:value-type="float" office:value="1" calcext:value-type="float">
            <text:p>1.0000</text:p>
          </table:table-cell>
          <table:table-cell table:formula="of:= AVERAGE([.X113:.X115])" office:value-type="float" office:value="0.666666666666667" calcext:value-type="float">
            <text:p>0.6667</text:p>
          </table:table-cell>
          <table:table-cell table:formula="of:= AVERAGE([.X112:.X116])" office:value-type="float" office:value="0.9" calcext:value-type="float">
            <text:p>0.9000</text:p>
          </table:table-cell>
          <table:table-cell table:style-name="ce34" table:formula="of:= AVERAGE([.X111:.X117])" office:value-type="float" office:value="1" calcext:value-type="float">
            <text:p>1.0000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4] + [.C115]" office:value-type="float" office:value="1720377" calcext:value-type="float">
            <text:p>1 720 37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4] + [.F115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4] + [.H115]" office:value-type="float" office:value="487507" calcext:value-type="float">
            <text:p>487 507</text:p>
          </table:table-cell>
          <table:table-cell table:style-name="ce28"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style-name="ce28"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float" office:value="0" calcext:value-type="float">
            <text:p>0,0</text:p>
          </table:table-cell>
          <table:table-cell table:formula="of:=AVERAGE([.F113:.F117])" office:value-type="float" office:value="0" calcext:value-type="float">
            <text:p>0,0</text:p>
          </table:table-cell>
          <table:table-cell table:style-name="ce31" table:formula="of:=AVERAGE([.F112:.F118])" office:value-type="float" office:value="0" calcext:value-type="float">
            <text:p>0,0</text:p>
          </table:table-cell>
          <table:table-cell table:formula="of:=AVERAGE([.H114:.H116])" office:value-type="float" office:value="0" calcext:value-type="float">
            <text:p>0,0</text:p>
          </table:table-cell>
          <table:table-cell table:formula="of:=AVERAGE([.H113:.H117])" office:value-type="float" office:value="0.2" calcext:value-type="float">
            <text:p>0,2</text:p>
          </table:table-cell>
          <table:table-cell table:style-name="ce31" table:formula="of:=AVERAGE([.H112:.H118])" office:value-type="float" office:value="0.142857142857143" calcext:value-type="float">
            <text:p>0,1</text:p>
          </table:table-cell>
          <table:table-cell table:style-name="ce34"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style-name="ce34" table:formula="of:= AVERAGE([.T112:.T118])" office:value-type="string" office:string-value="" calcext:value-type="error">
            <text:p>#DIV/0!</text:p>
          </table:table-cell>
          <table:table-cell table:style-name="ce34" table:formula="of:= SUM([.H112:.H118]) / SUM([.H107:.H113])" office:value-type="float" office:value="1" calcext:value-type="float">
            <text:p>1.0000</text:p>
          </table:table-cell>
          <table:table-cell table:formula="of:= AVERAGE([.X114:.X116])" office:value-type="float" office:value="1.33333333333333" calcext:value-type="float">
            <text:p>1.3333</text:p>
          </table:table-cell>
          <table:table-cell table:formula="of:= AVERAGE([.X113:.X117])" office:value-type="float" office:value="1.2" calcext:value-type="float">
            <text:p>1.2000</text:p>
          </table:table-cell>
          <table:table-cell table:style-name="ce34"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15] + [.C116]" office:value-type="float" office:value="1720381" calcext:value-type="float">
            <text:p>1 720 38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5] + [.F11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5] + [.H116]" office:value-type="float" office:value="487507" calcext:value-type="float">
            <text:p>487 507</text:p>
          </table:table-cell>
          <table:table-cell table:style-name="ce28"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style-name="ce28"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float" office:value="0" calcext:value-type="float">
            <text:p>0,0</text:p>
          </table:table-cell>
          <table:table-cell table:formula="of:=AVERAGE([.F114:.F118])" office:value-type="float" office:value="0" calcext:value-type="float">
            <text:p>0,0</text:p>
          </table:table-cell>
          <table:table-cell table:style-name="ce31" table:formula="of:=AVERAGE([.F113:.F119])" office:value-type="float" office:value="0" calcext:value-type="float">
            <text:p>0,0</text:p>
          </table:table-cell>
          <table:table-cell table:formula="of:=AVERAGE([.H115:.H117])" office:value-type="float" office:value="0.333333333333333" calcext:value-type="float">
            <text:p>0,3</text:p>
          </table:table-cell>
          <table:table-cell table:formula="of:=AVERAGE([.H114:.H118])" office:value-type="float" office:value="0.2" calcext:value-type="float">
            <text:p>0,2</text:p>
          </table:table-cell>
          <table:table-cell table:style-name="ce31" table:formula="of:=AVERAGE([.H113:.H119])" office:value-type="float" office:value="0.285714285714286" calcext:value-type="float">
            <text:p>0,3</text:p>
          </table:table-cell>
          <table:table-cell table:style-name="ce34"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style-name="ce34" table:formula="of:= AVERAGE([.T113:.T119])" office:value-type="string" office:string-value="" calcext:value-type="error">
            <text:p>#DIV/0!</text:p>
          </table:table-cell>
          <table:table-cell table:style-name="ce34" table:formula="of:= SUM([.H113:.H119]) / SUM([.H108:.H114])" office:value-type="float" office:value="2" calcext:value-type="float">
            <text:p>2.0000</text:p>
          </table:table-cell>
          <table:table-cell table:formula="of:= AVERAGE([.X115:.X117])" office:value-type="float" office:value="1.66666666666667" calcext:value-type="float">
            <text:p>1.6667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style-name="ce34"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16] + [.C117]" office:value-type="float" office:value="1720390" calcext:value-type="float">
            <text:p>1 720 39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6] + [.F117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6] + [.H117]" office:value-type="float" office:value="487508" calcext:value-type="float">
            <text:p>487 508</text:p>
          </table:table-cell>
          <table:table-cell table:style-name="ce28"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style-name="ce28"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float" office:value="0" calcext:value-type="float">
            <text:p>0,0</text:p>
          </table:table-cell>
          <table:table-cell table:formula="of:=AVERAGE([.F115:.F119])" office:value-type="float" office:value="0" calcext:value-type="float">
            <text:p>0,0</text:p>
          </table:table-cell>
          <table:table-cell table:style-name="ce31" table:formula="of:=AVERAGE([.F114:.F120])" office:value-type="float" office:value="0" calcext:value-type="float">
            <text:p>0,0</text:p>
          </table:table-cell>
          <table:table-cell table:formula="of:=AVERAGE([.H116:.H118])" office:value-type="float" office:value="0.333333333333333" calcext:value-type="float">
            <text:p>0,3</text:p>
          </table:table-cell>
          <table:table-cell table:formula="of:=AVERAGE([.H115:.H119])" office:value-type="float" office:value="0.4" calcext:value-type="float">
            <text:p>0,4</text:p>
          </table:table-cell>
          <table:table-cell table:style-name="ce31" table:formula="of:=AVERAGE([.H114:.H120])" office:value-type="float" office:value="0.285714285714286" calcext:value-type="float">
            <text:p>0,3</text:p>
          </table:table-cell>
          <table:table-cell table:style-name="ce34"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style-name="ce34" table:formula="of:= AVERAGE([.T114:.T120])" office:value-type="string" office:string-value="" calcext:value-type="error">
            <text:p>#DIV/0!</text:p>
          </table:table-cell>
          <table:table-cell table:style-name="ce34" table:formula="of:= SUM([.H114:.H120]) / SUM([.H109:.H115])" office:value-type="float" office:value="2" calcext:value-type="float">
            <text:p>2.0000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style-name="ce34"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formula="of:= [.D117] + [.C118]" office:value-type="float" office:value="1720404" calcext:value-type="float">
            <text:p>1 720 40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7] + [.F11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7] + [.H118]" office:value-type="float" office:value="487508" calcext:value-type="float">
            <text:p>487 508</text:p>
          </table:table-cell>
          <table:table-cell table:style-name="ce28"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style-name="ce28"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float" office:value="0" calcext:value-type="float">
            <text:p>0,0</text:p>
          </table:table-cell>
          <table:table-cell table:formula="of:=AVERAGE([.F116:.F120])" office:value-type="float" office:value="0" calcext:value-type="float">
            <text:p>0,0</text:p>
          </table:table-cell>
          <table:table-cell table:style-name="ce31" table:formula="of:=AVERAGE([.F115:.F121])" office:value-type="float" office:value="0" calcext:value-type="float">
            <text:p>0,0</text:p>
          </table:table-cell>
          <table:table-cell table:formula="of:=AVERAGE([.H117:.H119])" office:value-type="float" office:value="0.666666666666667" calcext:value-type="float">
            <text:p>0,7</text:p>
          </table:table-cell>
          <table:table-cell table:formula="of:=AVERAGE([.H116:.H120])" office:value-type="float" office:value="0.4" calcext:value-type="float">
            <text:p>0,4</text:p>
          </table:table-cell>
          <table:table-cell table:style-name="ce31" table:formula="of:=AVERAGE([.H115:.H121])" office:value-type="float" office:value="0.285714285714286" calcext:value-type="float">
            <text:p>0,3</text:p>
          </table:table-cell>
          <table:table-cell table:style-name="ce34"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style-name="ce34" table:formula="of:= AVERAGE([.T115:.T121])" office:value-type="string" office:string-value="" calcext:value-type="error">
            <text:p>#DIV/0!</text:p>
          </table:table-cell>
          <table:table-cell table:style-name="ce34"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style-name="ce34"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18] + [.C119]" office:value-type="float" office:value="1720410" calcext:value-type="float">
            <text:p>1 720 41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8] + [.F11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8] + [.H119]" office:value-type="float" office:value="487509" calcext:value-type="float">
            <text:p>487 509</text:p>
          </table:table-cell>
          <table:table-cell table:style-name="ce28"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style-name="ce28"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float" office:value="0" calcext:value-type="float">
            <text:p>0,0</text:p>
          </table:table-cell>
          <table:table-cell table:formula="of:=AVERAGE([.F117:.F121])" office:value-type="float" office:value="0" calcext:value-type="float">
            <text:p>0,0</text:p>
          </table:table-cell>
          <table:table-cell table:style-name="ce31" table:formula="of:=AVERAGE([.F116:.F122])" office:value-type="float" office:value="0" calcext:value-type="float">
            <text:p>0,0</text:p>
          </table:table-cell>
          <table:table-cell table:formula="of:=AVERAGE([.H118:.H120])" office:value-type="float" office:value="0.333333333333333" calcext:value-type="float">
            <text:p>0,3</text:p>
          </table:table-cell>
          <table:table-cell table:formula="of:=AVERAGE([.H117:.H121])" office:value-type="float" office:value="0.4" calcext:value-type="float">
            <text:p>0,4</text:p>
          </table:table-cell>
          <table:table-cell table:style-name="ce31" table:formula="of:=AVERAGE([.H116:.H122])" office:value-type="float" office:value="0.285714285714286" calcext:value-type="float">
            <text:p>0,3</text:p>
          </table:table-cell>
          <table:table-cell table:style-name="ce34"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style-name="ce34" table:formula="of:= SUM([.H116:.H122]) / SUM([.H111:.H117])" office:value-type="float" office:value="2" calcext:value-type="float">
            <text:p>2.0000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19] + [.C120]" office:value-type="float" office:value="1720416" calcext:value-type="float">
            <text:p>1 720 4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9] + [.F12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9] + [.H120]" office:value-type="float" office:value="487509" calcext:value-type="float">
            <text:p>487 509</text:p>
          </table:table-cell>
          <table:table-cell table:style-name="ce28"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style-name="ce28"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float" office:value="0" calcext:value-type="float">
            <text:p>0,0</text:p>
          </table:table-cell>
          <table:table-cell table:formula="of:=AVERAGE([.F118:.F122])" office:value-type="float" office:value="0" calcext:value-type="float">
            <text:p>0,0</text:p>
          </table:table-cell>
          <table:table-cell table:style-name="ce31" table:formula="of:=AVERAGE([.F117:.F123])" office:value-type="float" office:value="0" calcext:value-type="float">
            <text:p>0,0</text:p>
          </table:table-cell>
          <table:table-cell table:formula="of:=AVERAGE([.H119:.H121])" office:value-type="float" office:value="0.333333333333333" calcext:value-type="float">
            <text:p>0,3</text:p>
          </table:table-cell>
          <table:table-cell table:formula="of:=AVERAGE([.H118:.H122])" office:value-type="float" office:value="0.2" calcext:value-type="float">
            <text:p>0,2</text:p>
          </table:table-cell>
          <table:table-cell table:style-name="ce31" table:formula="of:=AVERAGE([.H117:.H123])" office:value-type="float" office:value="0.285714285714286" calcext:value-type="float">
            <text:p>0,3</text:p>
          </table:table-cell>
          <table:table-cell table:style-name="ce34"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style-name="ce34" table:formula="of:= SUM([.H117:.H123]) / SUM([.H112:.H118])" office:value-type="float" office:value="2" calcext:value-type="float">
            <text:p>2.0000</text:p>
          </table:table-cell>
          <table:table-cell table:formula="of:= AVERAGE([.X119:.X121])" office:value-type="float" office:value="1.5" calcext:value-type="float">
            <text:p>1.5000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formula="of:= [.D120] + [.C121]" office:value-type="float" office:value="1720423" calcext:value-type="float">
            <text:p>1 720 42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0] + [.F12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0] + [.H121]" office:value-type="float" office:value="487509" calcext:value-type="float">
            <text:p>487 509</text:p>
          </table:table-cell>
          <table:table-cell table:style-name="ce28"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style-name="ce28"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float" office:value="0" calcext:value-type="float">
            <text:p>0,0</text:p>
          </table:table-cell>
          <table:table-cell table:formula="of:=AVERAGE([.F119:.F123])" office:value-type="float" office:value="0" calcext:value-type="float">
            <text:p>0,0</text:p>
          </table:table-cell>
          <table:table-cell table:style-name="ce31" table:formula="of:=AVERAGE([.F118:.F124])" office:value-type="float" office:value="0" calcext:value-type="float">
            <text:p>0,0</text:p>
          </table:table-cell>
          <table:table-cell table:formula="of:=AVERAGE([.H120:.H122])" office:value-type="float" office:value="0" calcext:value-type="float">
            <text:p>0,0</text:p>
          </table:table-cell>
          <table:table-cell table:formula="of:=AVERAGE([.H119:.H123])" office:value-type="float" office:value="0.2" calcext:value-type="float">
            <text:p>0,2</text:p>
          </table:table-cell>
          <table:table-cell table:style-name="ce31" table:formula="of:=AVERAGE([.H118:.H124])" office:value-type="float" office:value="0.142857142857143" calcext:value-type="float">
            <text:p>0,1</text:p>
          </table:table-cell>
          <table:table-cell table:style-name="ce34"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style-name="ce35" table:formula="of:= AVERAGE([.T118:.T124])" office:value-type="string" office:string-value="" calcext:value-type="error">
            <text:p>#DIV/0!</text:p>
          </table:table-cell>
          <table:table-cell table:style-name="ce34" table:formula="of:= SUM([.H118:.H124]) / SUM([.H113:.H119])" office:value-type="float" office:value="0.5" calcext:value-type="float">
            <text:p>0.5000</text:p>
          </table:table-cell>
          <table:table-cell table:formula="of:= AVERAGE([.X120:.X122])" office:value-type="float" office:value="1" calcext:value-type="float">
            <text:p>1.0000</text:p>
          </table:table-cell>
          <table:table-cell table:formula="of:= AVERAGE([.X119:.X123])" office:value-type="float" office:value="1" calcext:value-type="float">
            <text:p>1.0000</text:p>
          </table:table-cell>
          <table:table-cell table:style-name="ce35"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21] + [.C122]" office:value-type="float" office:value="1720427" calcext:value-type="float">
            <text:p>1 720 42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1] + [.F12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1] + [.H122]" office:value-type="float" office:value="487509" calcext:value-type="float">
            <text:p>487 509</text:p>
          </table:table-cell>
          <table:table-cell table:style-name="ce28"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float" office:value="0" calcext:value-type="float">
            <text:p>0,0</text:p>
          </table:table-cell>
          <table:table-cell table:formula="of:=AVERAGE([.F120:.F124])" office:value-type="float" office:value="0" calcext:value-type="float">
            <text:p>0,0</text:p>
          </table:table-cell>
          <table:table-cell table:formula="of:=AVERAGE([.F119:.F125])" office:value-type="float" office:value="0" calcext:value-type="float">
            <text:p>0,0</text:p>
          </table:table-cell>
          <table:table-cell table:formula="of:=AVERAGE([.H121:.H123])" office:value-type="float" office:value="0" calcext:value-type="float">
            <text:p>0,0</text:p>
          </table:table-cell>
          <table:table-cell table:formula="of:=AVERAGE([.H120:.H124])" office:value-type="float" office:value="0" calcext:value-type="float">
            <text:p>0,0</text:p>
          </table:table-cell>
          <table:table-cell table:formula="of:=AVERAGE([.H119:.H125])" office:value-type="float" office:value="0.142857142857143" calcext:value-type="float">
            <text:p>0,1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float" office:value="0.5" calcext:value-type="float">
            <text:p>0.5000</text:p>
          </table:table-cell>
          <table:table-cell table:formula="of:= AVERAGE([.X121:.X123])" office:value-type="float" office:value="0.333333333333333" calcext:value-type="float">
            <text:p>0.3333</text:p>
          </table:table-cell>
          <table:table-cell table:formula="of:= AVERAGE([.X120:.X124])" office:value-type="float" office:value="0.6" calcext:value-type="float">
            <text:p>0.6000</text:p>
          </table:table-cell>
          <table:table-cell table:formula="of:= AVERAGE([.X119:.X12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 [.D122] + [.C123]" office:value-type="float" office:value="1720432" calcext:value-type="float">
            <text:p>1 720 43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2] + [.F12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2] + [.H123]" office:value-type="float" office:value="487509" calcext:value-type="float">
            <text:p>487 509</text:p>
          </table:table-cell>
          <table:table-cell table:style-name="ce28"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float" office:value="0" calcext:value-type="float">
            <text:p>0,0</text:p>
          </table:table-cell>
          <table:table-cell table:formula="of:=AVERAGE([.F121:.F125])" office:value-type="float" office:value="0" calcext:value-type="float">
            <text:p>0,0</text:p>
          </table:table-cell>
          <table:table-cell table:formula="of:=AVERAGE([.F120:.F126])" office:value-type="float" office:value="0" calcext:value-type="float">
            <text:p>0,0</text:p>
          </table:table-cell>
          <table:table-cell table:formula="of:=AVERAGE([.H122:.H124])" office:value-type="float" office:value="0" calcext:value-type="float">
            <text:p>0,0</text:p>
          </table:table-cell>
          <table:table-cell table:formula="of:=AVERAGE([.H121:.H125])" office:value-type="float" office:value="0" calcext:value-type="float">
            <text:p>0,0</text:p>
          </table:table-cell>
          <table:table-cell table:formula="of:=AVERAGE([.H120:.H126])" office:value-type="float" office:value="0" calcext:value-type="float">
            <text:p>0,0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float" office:value="0" calcext:value-type="float">
            <text:p>0.0000</text:p>
          </table:table-cell>
          <table:table-cell table:formula="of:= AVERAGE([.X122:.X124])" office:value-type="float" office:value="0.166666666666667" calcext:value-type="float">
            <text:p>0.1667</text:p>
          </table:table-cell>
          <table:table-cell table:formula="of:= AVERAGE([.X121:.X125])" office:value-type="float" office:value="0.2" calcext:value-type="float">
            <text:p>0.2000</text:p>
          </table:table-cell>
          <table:table-cell table:formula="of:= AVERAGE([.X120:.X126])" office:value-type="float" office:value="0.428571428571429" calcext:value-type="float">
            <text:p>0.4286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23] + [.C124]" office:value-type="float" office:value="1720443" calcext:value-type="float">
            <text:p>1 720 44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3] + [.F12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3] + [.H124]" office:value-type="float" office:value="487509" calcext:value-type="float">
            <text:p>487 509</text:p>
          </table:table-cell>
          <table:table-cell table:style-name="ce28"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style-name="ce29"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float" office:value="0" calcext:value-type="float">
            <text:p>0,0</text:p>
          </table:table-cell>
          <table:table-cell table:formula="of:=AVERAGE([.F122:.F126])" office:value-type="float" office:value="0" calcext:value-type="float">
            <text:p>0,0</text:p>
          </table:table-cell>
          <table:table-cell table:style-name="ce32" table:formula="of:=AVERAGE([.F121:.F127])" office:value-type="float" office:value="0" calcext:value-type="float">
            <text:p>0,0</text:p>
          </table:table-cell>
          <table:table-cell table:formula="of:=AVERAGE([.H123:.H125])" office:value-type="float" office:value="0" calcext:value-type="float">
            <text:p>0,0</text:p>
          </table:table-cell>
          <table:table-cell table:formula="of:=AVERAGE([.H122:.H126])" office:value-type="float" office:value="0" calcext:value-type="float">
            <text:p>0,0</text:p>
          </table:table-cell>
          <table:table-cell table:style-name="ce32" table:formula="of:=AVERAGE([.H121:.H127])" office:value-type="float" office:value="0" calcext:value-type="float">
            <text:p>0,0</text:p>
          </table:table-cell>
          <table:table-cell table:style-name="ce35"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formula="of:= AVERAGE([.T121:.T127])" office:value-type="string" office:string-value="" calcext:value-type="error">
            <text:p>#DIV/0!</text:p>
          </table:table-cell>
          <table:table-cell table:style-name="ce35" table:formula="of:= SUM([.H121:.H127]) / SUM([.H116:.H122])" office:value-type="float" office:value="0" calcext:value-type="float">
            <text:p>0.0000</text:p>
          </table:table-cell>
          <table:table-cell table:formula="of:= AVERAGE([.X123:.X125])" office:value-type="float" office:value="0" calcext:value-type="float">
            <text:p>0.0000</text:p>
          </table:table-cell>
          <table:table-cell table:formula="of:= AVERAGE([.X122:.X126])" office:value-type="float" office:value="0.1" calcext:value-type="float">
            <text:p>0.1000</text:p>
          </table:table-cell>
          <table:table-cell table:formula="of:= AVERAGE([.X121:.X127])" office:value-type="float" office:value="0.142857142857143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 office:value-type="float" office:value="2" calcext:value-type="float">
            <text:p>2</text:p>
          </table:table-cell>
          <table:table-cell table:formula="of:= [.D124] + [.C125]" office:value-type="float" office:value="1720445" calcext:value-type="float">
            <text:p>1 720 445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24] + [.H125]" office:value-type="float" office:value="487509" calcext:value-type="float">
            <text:p>487 509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float" office:value="0" calcext:value-type="float">
            <text:p>0,0</text:p>
          </table:table-cell>
          <table:table-cell table:formula="of:=AVERAGE([.F123:.F127])" office:value-type="float" office:value="0" calcext:value-type="float">
            <text:p>0,0</text:p>
          </table:table-cell>
          <table:table-cell table:formula="of:=AVERAGE([.F122:.F128])" office:value-type="float" office:value="0" calcext:value-type="float">
            <text:p>0,0</text:p>
          </table:table-cell>
          <table:table-cell table:formula="of:=AVERAGE([.H124:.H126])" office:value-type="float" office:value="0" calcext:value-type="float">
            <text:p>0,0</text:p>
          </table:table-cell>
          <table:table-cell table:formula="of:=AVERAGE([.H123:.H127])" office:value-type="float" office:value="0" calcext:value-type="float">
            <text:p>0,0</text:p>
          </table:table-cell>
          <table:table-cell table:formula="of:=AVERAGE([.H122:.H128])" office:value-type="float" office:value="0" calcext:value-type="float">
            <text:p>0,0</text:p>
          </table:table-cell>
          <table:table-cell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formula="of:= SUM([.H122:.H128]) / SUM([.H117:.H123])" office:value-type="float" office:value="0" calcext:value-type="float">
            <text:p>0.0000</text:p>
          </table:table-cell>
          <table:table-cell table:formula="of:= AVERAGE([.X124:.X126])" office:value-type="float" office:value="0" calcext:value-type="float">
            <text:p>0.0000</text:p>
          </table:table-cell>
          <table:table-cell table:formula="of:= AVERAGE([.X123:.X127])" office:value-type="float" office:value="0" calcext:value-type="float">
            <text:p>0.0000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 office:value-type="float" office:value="9" calcext:value-type="float">
            <text:p>9</text:p>
          </table:table-cell>
          <table:table-cell table:formula="of:= [.D125] + [.C126]" office:value-type="float" office:value="1720454" calcext:value-type="float">
            <text:p>1 720 454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25] + [.H126]" office:value-type="float" office:value="487509" calcext:value-type="float">
            <text:p>487 509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float" office:value="0" calcext:value-type="float">
            <text:p>0,0</text:p>
          </table:table-cell>
          <table:table-cell table:formula="of:=AVERAGE([.F124:.F128])" office:value-type="float" office:value="0" calcext:value-type="float">
            <text:p>0,0</text:p>
          </table:table-cell>
          <table:table-cell table:formula="of:=AVERAGE([.F123:.F129])" office:value-type="float" office:value="0" calcext:value-type="float">
            <text:p>0,0</text:p>
          </table:table-cell>
          <table:table-cell table:formula="of:=AVERAGE([.H125:.H127])" office:value-type="float" office:value="0" calcext:value-type="float">
            <text:p>0,0</text:p>
          </table:table-cell>
          <table:table-cell table:formula="of:=AVERAGE([.H124:.H128])" office:value-type="float" office:value="0" calcext:value-type="float">
            <text:p>0,0</text:p>
          </table:table-cell>
          <table:table-cell table:formula="of:=AVERAGE([.H123:.H129])" office:value-type="float" office:value="0" calcext:value-type="float">
            <text:p>0,0</text:p>
          </table:table-cell>
          <table:table-cell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formula="of:= AVERAGE([.T123:.T129])" office:value-type="string" office:string-value="" calcext:value-type="error">
            <text:p>#DIV/0!</text:p>
          </table:table-cell>
          <table:table-cell table:formula="of:= SUM([.H123:.H129]) / SUM([.H118:.H124])" office:value-type="float" office:value="0" calcext:value-type="float">
            <text:p>0.0000</text:p>
          </table:table-cell>
          <table:table-cell table:formula="of:= AVERAGE([.X125:.X127])" office:value-type="float" office:value="0" calcext:value-type="float">
            <text:p>0.0000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 table:style-name="ce18" office:value-type="float" office:value="20" calcext:value-type="float">
            <text:p>20</text:p>
          </table:table-cell>
          <table:table-cell table:style-name="ce18" table:formula="of:= [.D126] + [.C127]" office:value-type="float" office:value="1720474" calcext:value-type="float">
            <text:p>1 720 474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126] + [.F127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126] + [.H127]" office:value-type="float" office:value="487509" calcext:value-type="float">
            <text:p>487 509</text:p>
          </table:table-cell>
          <table:table-cell table:style-name="ce29"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float" office:value="0" calcext:value-type="float">
            <text:p>0,0</text:p>
          </table:table-cell>
          <table:table-cell table:formula="of:=AVERAGE([.F125:.F129])" office:value-type="float" office:value="0" calcext:value-type="float">
            <text:p>0,0</text:p>
          </table:table-cell>
          <table:table-cell table:formula="of:=AVERAGE([.F124:.F130])" office:value-type="float" office:value="0" calcext:value-type="float">
            <text:p>0,0</text:p>
          </table:table-cell>
          <table:table-cell table:formula="of:=AVERAGE([.H126:.H128])" office:value-type="float" office:value="0" calcext:value-type="float">
            <text:p>0,0</text:p>
          </table:table-cell>
          <table:table-cell table:formula="of:=AVERAGE([.H125:.H129])" office:value-type="float" office:value="0" calcext:value-type="float">
            <text:p>0,0</text:p>
          </table:table-cell>
          <table:table-cell table:formula="of:=AVERAGE([.H124:.H130])" office:value-type="float" office:value="0" calcext:value-type="float">
            <text:p>0,0</text:p>
          </table:table-cell>
          <table:table-cell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formula="of:= SUM([.H124:.H130]) / SUM([.H119:.H125])" office:value-type="float" office:value="0" calcext:value-type="float">
            <text:p>0.0000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/>
          <table:table-cell table:formula="of:= [.D127] + [.C128]" office:value-type="float" office:value="1720474" calcext:value-type="float">
            <text:p>1 720 474</text:p>
          </table:table-cell>
          <table:table-cell/>
          <table:table-cell table:style-name="ce9"/>
          <table:table-cell table:style-name="ce5" table:formula="of:= [.G127] + [.F128]" office:value-type="float" office:value="83492" calcext:value-type="float">
            <text:p>83 492</text:p>
          </table:table-cell>
          <table:table-cell table:style-name="ce5"/>
          <table:table-cell table:formula="of:= [.I127] + [.H128]" office:value-type="float" office:value="487509" calcext:value-type="float">
            <text:p>487 509</text:p>
          </table:table-cell>
          <table:table-cell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float" office:value="0" calcext:value-type="float">
            <text:p>0,0</text:p>
          </table:table-cell>
          <table:table-cell table:formula="of:=AVERAGE([.F126:.F130])" office:value-type="float" office:value="0" calcext:value-type="float">
            <text:p>0,0</text:p>
          </table:table-cell>
          <table:table-cell table:formula="of:=AVERAGE([.F125:.F131])" office:value-type="float" office:value="0" calcext:value-type="float">
            <text:p>0,0</text:p>
          </table:table-cell>
          <table:table-cell table:formula="of:=AVERAGE([.H127:.H129])" office:value-type="float" office:value="0" calcext:value-type="float">
            <text:p>0,0</text:p>
          </table:table-cell>
          <table:table-cell table:formula="of:=AVERAGE([.H126:.H130])" office:value-type="float" office:value="0" calcext:value-type="float">
            <text:p>0,0</text:p>
          </table:table-cell>
          <table:table-cell table:formula="of:=AVERAGE([.H125:.H131])" office:value-type="float" office:value="0" calcext:value-type="float">
            <text:p>0,0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/>
          <table:table-cell table:formula="of:= [.D128] + [.C129]" office:value-type="float" office:value="1720474" calcext:value-type="float">
            <text:p>1 720 474</text:p>
          </table:table-cell>
          <table:table-cell/>
          <table:table-cell table:style-name="ce9"/>
          <table:table-cell table:style-name="ce5" table:formula="of:= [.G128] + [.F129]" office:value-type="float" office:value="83492" calcext:value-type="float">
            <text:p>83 492</text:p>
          </table:table-cell>
          <table:table-cell table:style-name="ce5"/>
          <table:table-cell table:formula="of:= [.I128] + [.H129]" office:value-type="float" office:value="487509" calcext:value-type="float">
            <text:p>487 509</text:p>
          </table:table-cell>
          <table:table-cell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string" office:string-value="" calcext:value-type="error">
            <text:p>#DIV/0!</text:p>
          </table:table-cell>
          <table:table-cell table:formula="of:=AVERAGE([.F127:.F131])" office:value-type="float" office:value="0" calcext:value-type="float">
            <text:p>0,0</text:p>
          </table:table-cell>
          <table:table-cell table:formula="of:=AVERAGE([.F126:.F132])" office:value-type="float" office:value="0" calcext:value-type="float">
            <text:p>0,0</text:p>
          </table:table-cell>
          <table:table-cell table:formula="of:=AVERAGE([.H128:.H130])" office:value-type="string" office:string-value="" calcext:value-type="error">
            <text:p>#DIV/0!</text:p>
          </table:table-cell>
          <table:table-cell table:formula="of:=AVERAGE([.H127:.H131])" office:value-type="float" office:value="0" calcext:value-type="float">
            <text:p>0,0</text:p>
          </table:table-cell>
          <table:table-cell table:formula="of:=AVERAGE([.H126:.H132])" office:value-type="float" office:value="0" calcext:value-type="float">
            <text:p>0,0</text:p>
          </table:table-cell>
          <table:table-cell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/>
          <table:table-cell table:formula="of:= [.D129] + [.C130]" office:value-type="float" office:value="1720474" calcext:value-type="float">
            <text:p>1 720 474</text:p>
          </table:table-cell>
          <table:table-cell/>
          <table:table-cell table:style-name="ce9"/>
          <table:table-cell table:style-name="ce5" table:formula="of:= [.G129] + [.F130]" office:value-type="float" office:value="83492" calcext:value-type="float">
            <text:p>83 492</text:p>
          </table:table-cell>
          <table:table-cell table:style-name="ce5"/>
          <table:table-cell table:formula="of:= [.I129] + [.H130]" office:value-type="float" office:value="487509" calcext:value-type="float">
            <text:p>487 509</text:p>
          </table:table-cell>
          <table:table-cell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string" office:string-value="" calcext:value-type="error">
            <text:p>#DIV/0!</text:p>
          </table:table-cell>
          <table:table-cell table:formula="of:=AVERAGE([.F128:.F132])" office:value-type="string" office:string-value="" calcext:value-type="error">
            <text:p>#DIV/0!</text:p>
          </table:table-cell>
          <table:table-cell table:formula="of:=AVERAGE([.F127:.F133])" office:value-type="float" office:value="0" calcext:value-type="float">
            <text:p>0,0</text:p>
          </table:table-cell>
          <table:table-cell table:formula="of:=AVERAGE([.H129:.H131])" office:value-type="string" office:string-value="" calcext:value-type="error">
            <text:p>#DIV/0!</text:p>
          </table:table-cell>
          <table:table-cell table:formula="of:=AVERAGE([.H128:.H132])" office:value-type="string" office:string-value="" calcext:value-type="error">
            <text:p>#DIV/0!</text:p>
          </table:table-cell>
          <table:table-cell table:formula="of:=AVERAGE([.H127:.H133])" office:value-type="float" office:value="0" calcext:value-type="float">
            <text:p>0,0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/>
          <table:table-cell table:formula="of:= [.D130] + [.C131]" office:value-type="float" office:value="1720474" calcext:value-type="float">
            <text:p>1 720 474</text:p>
          </table:table-cell>
          <table:table-cell/>
          <table:table-cell table:style-name="ce9"/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/>
          <table:table-cell table:formula="of:= [.I130] + [.H131]" office:value-type="float" office:value="487509" calcext:value-type="float">
            <text:p>487 509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string" office:string-value="" calcext:value-type="error">
            <text:p>#DIV/0!</text:p>
          </table:table-cell>
          <table:table-cell table:formula="of:=AVERAGE([.F129:.F133])" office:value-type="string" office:string-value="" calcext:value-type="error">
            <text:p>#DIV/0!</text:p>
          </table:table-cell>
          <table:table-cell table:formula="of:=AVERAGE([.F128:.F134])" office:value-type="string" office:string-value="" calcext:value-type="error">
            <text:p>#DIV/0!</text:p>
          </table:table-cell>
          <table:table-cell table:formula="of:=AVERAGE([.H130:.H132])" office:value-type="string" office:string-value="" calcext:value-type="error">
            <text:p>#DIV/0!</text:p>
          </table:table-cell>
          <table:table-cell table:formula="of:=AVERAGE([.H129:.H133])" office:value-type="string" office:string-value="" calcext:value-type="error">
            <text:p>#DIV/0!</text:p>
          </table:table-cell>
          <table:table-cell table:formula="of:=AVERAGE([.H128:.H134])" office:value-type="string" office:string-value="" calcext:value-type="error">
            <text:p>#DIV/0!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/>
          <table:table-cell table:formula="of:= [.D131] + [.C132]" office:value-type="float" office:value="1720474" calcext:value-type="float">
            <text:p>1 720 474</text:p>
          </table:table-cell>
          <table:table-cell/>
          <table:table-cell table:style-name="ce9"/>
          <table:table-cell table:style-name="ce5" table:formula="of:= [.G131] + [.F132]" office:value-type="float" office:value="83492" calcext:value-type="float">
            <text:p>83 492</text:p>
          </table:table-cell>
          <table:table-cell table:style-name="ce5"/>
          <table:table-cell table:formula="of:= [.I131] + [.H132]" office:value-type="float" office:value="487509" calcext:value-type="float">
            <text:p>487 509</text:p>
          </table:table-cell>
          <table:table-cell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string" office:string-value="" calcext:value-type="error">
            <text:p>#DIV/0!</text:p>
          </table:table-cell>
          <table:table-cell table:formula="of:=AVERAGE([.F130:.F134])" office:value-type="string" office:string-value="" calcext:value-type="error">
            <text:p>#DIV/0!</text:p>
          </table:table-cell>
          <table:table-cell table:formula="of:=AVERAGE([.F129:.F135])" office:value-type="string" office:string-value="" calcext:value-type="error">
            <text:p>#DIV/0!</text:p>
          </table:table-cell>
          <table:table-cell table:formula="of:=AVERAGE([.H131:.H133])" office:value-type="string" office:string-value="" calcext:value-type="error">
            <text:p>#DIV/0!</text:p>
          </table:table-cell>
          <table:table-cell table:formula="of:=AVERAGE([.H130:.H134])" office:value-type="string" office:string-value="" calcext:value-type="error">
            <text:p>#DIV/0!</text:p>
          </table:table-cell>
          <table:table-cell table:formula="of:=AVERAGE([.H129:.H135])" office:value-type="string" office:string-value="" calcext:value-type="error">
            <text:p>#DIV/0!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20474" calcext:value-type="float">
            <text:p>1 720 474</text:p>
          </table:table-cell>
          <table:table-cell/>
          <table:table-cell table:style-name="ce9"/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/>
          <table:table-cell table:formula="of:= [.I132] + [.H133]" office:value-type="float" office:value="487509" calcext:value-type="float">
            <text:p>487 509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string" office:string-value="" calcext:value-type="error">
            <text:p>#DIV/0!</text:p>
          </table:table-cell>
          <table:table-cell table:formula="of:=AVERAGE([.F131:.F135])" office:value-type="string" office:string-value="" calcext:value-type="error">
            <text:p>#DIV/0!</text:p>
          </table:table-cell>
          <table:table-cell table:formula="of:=AVERAGE([.F130:.F136])" office:value-type="string" office:string-value="" calcext:value-type="error">
            <text:p>#DIV/0!</text:p>
          </table:table-cell>
          <table:table-cell table:formula="of:=AVERAGE([.H132:.H134])" office:value-type="string" office:string-value="" calcext:value-type="error">
            <text:p>#DIV/0!</text:p>
          </table:table-cell>
          <table:table-cell table:formula="of:=AVERAGE([.H131:.H135])" office:value-type="string" office:string-value="" calcext:value-type="error">
            <text:p>#DIV/0!</text:p>
          </table:table-cell>
          <table:table-cell table:formula="of:=AVERAGE([.H130:.H136])" office:value-type="string" office:string-value="" calcext:value-type="error">
            <text:p>#DIV/0!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20474" calcext:value-type="float">
            <text:p>1 720 474</text:p>
          </table:table-cell>
          <table:table-cell/>
          <table:table-cell table:style-name="ce9"/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/>
          <table:table-cell table:formula="of:= [.I133] + [.H134]" office:value-type="float" office:value="487509" calcext:value-type="float">
            <text:p>487 509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string" office:string-value="" calcext:value-type="error">
            <text:p>#DIV/0!</text:p>
          </table:table-cell>
          <table:table-cell table:formula="of:=AVERAGE([.F131:.F137])" office:value-type="string" office:string-value="" calcext:value-type="error">
            <text:p>#DIV/0!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string" office:string-value="" calcext:value-type="error">
            <text:p>#DIV/0!</text:p>
          </table:table-cell>
          <table:table-cell table:formula="of:=AVERAGE([.H131:.H137])" office:value-type="string" office:string-value="" calcext:value-type="error">
            <text:p>#DIV/0!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20474" calcext:value-type="float">
            <text:p>1 720 474</text:p>
          </table:table-cell>
          <table:table-cell/>
          <table:table-cell table:style-name="ce9"/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/>
          <table:table-cell table:formula="of:= [.I134] + [.H135]" office:value-type="float" office:value="487509" calcext:value-type="float">
            <text:p>487 509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string" office:string-value="" calcext:value-type="error">
            <text:p>#DIV/0!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string" office:string-value="" calcext:value-type="error">
            <text:p>#DIV/0!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20474" calcext:value-type="float">
            <text:p>1 720 474</text:p>
          </table:table-cell>
          <table:table-cell/>
          <table:table-cell table:style-name="ce9"/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/>
          <table:table-cell table:formula="of:= [.I135] + [.H136]" office:value-type="float" office:value="487509" calcext:value-type="float">
            <text:p>487 509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20474" calcext:value-type="float">
            <text:p>1 720 474</text:p>
          </table:table-cell>
          <table:table-cell/>
          <table:table-cell table:style-name="ce9"/>
          <table:table-cell table:style-name="ce5" table:formula="of:= [.G136] + [.F137]" office:value-type="float" office:value="83492" calcext:value-type="float">
            <text:p>83 492</text:p>
          </table:table-cell>
          <table:table-cell table:style-name="ce5"/>
          <table:table-cell table:formula="of:= [.I136] + [.H137]" office:value-type="float" office:value="487509" calcext:value-type="float">
            <text:p>487 509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20474" calcext:value-type="float">
            <text:p>1 720 474</text:p>
          </table:table-cell>
          <table:table-cell/>
          <table:table-cell table:style-name="ce9"/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/>
          <table:table-cell table:formula="of:= [.I137] + [.H138]" office:value-type="float" office:value="487509" calcext:value-type="float">
            <text:p>487 509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20474" calcext:value-type="float">
            <text:p>1 720 474</text:p>
          </table:table-cell>
          <table:table-cell/>
          <table:table-cell table:style-name="ce9"/>
          <table:table-cell table:style-name="ce5" table:formula="of:= [.G138] + [.F139]" office:value-type="float" office:value="83492" calcext:value-type="float">
            <text:p>83 492</text:p>
          </table:table-cell>
          <table:table-cell table:style-name="ce5"/>
          <table:table-cell table:formula="of:= [.I138] + [.H139]" office:value-type="float" office:value="487509" calcext:value-type="float">
            <text:p>487 509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20474" calcext:value-type="float">
            <text:p>1 720 474</text:p>
          </table:table-cell>
          <table:table-cell/>
          <table:table-cell table:style-name="ce9"/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/>
          <table:table-cell table:formula="of:= [.I139] + [.H140]" office:value-type="float" office:value="487509" calcext:value-type="float">
            <text:p>487 509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20474" calcext:value-type="float">
            <text:p>1 720 474</text:p>
          </table:table-cell>
          <table:table-cell/>
          <table:table-cell table:style-name="ce9"/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/>
          <table:table-cell table:formula="of:= [.I140] + [.H141]" office:value-type="float" office:value="487509" calcext:value-type="float">
            <text:p>487 509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20474" calcext:value-type="float">
            <text:p>1 720 474</text:p>
          </table:table-cell>
          <table:table-cell/>
          <table:table-cell table:style-name="ce9"/>
          <table:table-cell table:style-name="ce5" table:formula="of:= [.G141] + [.F142]" office:value-type="float" office:value="83492" calcext:value-type="float">
            <text:p>83 492</text:p>
          </table:table-cell>
          <table:table-cell table:style-name="ce5"/>
          <table:table-cell table:formula="of:= [.I141] + [.H142]" office:value-type="float" office:value="487509" calcext:value-type="float">
            <text:p>487 509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20474" calcext:value-type="float">
            <text:p>1 720 474</text:p>
          </table:table-cell>
          <table:table-cell/>
          <table:table-cell table:style-name="ce9"/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/>
          <table:table-cell table:formula="of:= [.I142] + [.H143]" office:value-type="float" office:value="487509" calcext:value-type="float">
            <text:p>487 509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20474" calcext:value-type="float">
            <text:p>1 720 474</text:p>
          </table:table-cell>
          <table:table-cell/>
          <table:table-cell table:style-name="ce9"/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/>
          <table:table-cell table:formula="of:= [.I143] + [.H144]" office:value-type="float" office:value="487509" calcext:value-type="float">
            <text:p>487 509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20474" calcext:value-type="float">
            <text:p>1 720 474</text:p>
          </table:table-cell>
          <table:table-cell/>
          <table:table-cell table:style-name="ce9"/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/>
          <table:table-cell table:formula="of:= [.I144] + [.H145]" office:value-type="float" office:value="487509" calcext:value-type="float">
            <text:p>487 509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20474" calcext:value-type="float">
            <text:p>1 720 474</text:p>
          </table:table-cell>
          <table:table-cell/>
          <table:table-cell table:style-name="ce9"/>
          <table:table-cell table:style-name="ce5" table:formula="of:= [.G145] + [.F146]" office:value-type="float" office:value="83492" calcext:value-type="float">
            <text:p>83 492</text:p>
          </table:table-cell>
          <table:table-cell table:style-name="ce5"/>
          <table:table-cell table:formula="of:= [.I145] + [.H146]" office:value-type="float" office:value="487509" calcext:value-type="float">
            <text:p>487 509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20474" calcext:value-type="float">
            <text:p>1 720 474</text:p>
          </table:table-cell>
          <table:table-cell/>
          <table:table-cell table:style-name="ce9"/>
          <table:table-cell table:style-name="ce5" table:formula="of:= [.G146] + [.F147]" office:value-type="float" office:value="83492" calcext:value-type="float">
            <text:p>83 492</text:p>
          </table:table-cell>
          <table:table-cell table:style-name="ce5"/>
          <table:table-cell table:formula="of:= [.I146] + [.H147]" office:value-type="float" office:value="487509" calcext:value-type="float">
            <text:p>487 509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20474" calcext:value-type="float">
            <text:p>1 720 474</text:p>
          </table:table-cell>
          <table:table-cell/>
          <table:table-cell table:style-name="ce9"/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9" calcext:value-type="float">
            <text:p>487 509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20474" calcext:value-type="float">
            <text:p>1 720 474</text:p>
          </table:table-cell>
          <table:table-cell/>
          <table:table-cell table:style-name="ce9"/>
          <table:table-cell table:style-name="ce5"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9" calcext:value-type="float">
            <text:p>487 509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474" calcext:value-type="float">
            <text:p>1 720 474</text:p>
          </table:table-cell>
          <table:table-cell/>
          <table:table-cell table:style-name="ce9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9" calcext:value-type="float">
            <text:p>487 509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474" calcext:value-type="float">
            <text:p>1 720 474</text:p>
          </table:table-cell>
          <table:table-cell/>
          <table:table-cell table:style-name="ce9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9" calcext:value-type="float">
            <text:p>487 509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474" calcext:value-type="float">
            <text:p>1 720 474</text:p>
          </table:table-cell>
          <table:table-cell/>
          <table:table-cell table:style-name="ce9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9" calcext:value-type="float">
            <text:p>487 509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474" calcext:value-type="float">
            <text:p>1 720 474</text:p>
          </table:table-cell>
          <table:table-cell/>
          <table:table-cell table:style-name="ce9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9" calcext:value-type="float">
            <text:p>487 509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.00.0000</text:date>, <text:time style:data-style-name="N2" text:time-value="15:07:51.060221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2-06T15:44:53.970189815</dc:date>
    <meta:editing-duration>P78DT13H40M19S</meta:editing-duration>
    <meta:editing-cycles>139</meta:editing-cycles>
    <meta:generator>LibreOffice/6.0.7.3$Linux_X86_64 LibreOffice_project/00m0$Build-3</meta:generator>
    <meta:document-statistic meta:table-count="2" meta:cell-count="336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8">
                <text:p>6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5970280003893">
                <text:p>1.0597028000389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96525096525096">
                <text:p>0.996525096525096</text:p>
              </table:table-cell>
              <table:table-cell office:value-type="float" office:value="1.0234093637455">
                <text:p>1.023409363745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38652938652937">
                <text:p>0.938652938652937</text:p>
              </table:table-cell>
              <table:table-cell office:value-type="float" office:value="0.985714285714286">
                <text:p>0.985714285714286</text:p>
              </table:table-cell>
              <table:table-cell office:value-type="float" office:value="0.965986394557823">
                <text:p>0.96598639455782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02616902616903">
                <text:p>0.902616902616903</text:p>
              </table:table-cell>
              <table:table-cell office:value-type="float" office:value="0.919047619047618">
                <text:p>0.919047619047618</text:p>
              </table:table-cell>
              <table:table-cell office:value-type="float" office:value="0.969649398220827">
                <text:p>0.9696493982208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78807378807379">
                <text:p>0.878807378807379</text:p>
              </table:table-cell>
              <table:table-cell office:value-type="float" office:value="0.913365013365013">
                <text:p>0.913365013365013</text:p>
              </table:table-cell>
              <table:table-cell office:value-type="float" office:value="0.942080475915062">
                <text:p>0.94208047591506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34973434973435">
                <text:p>0.934973434973435</text:p>
              </table:table-cell>
              <table:table-cell office:value-type="float" office:value="0.927149474517896">
                <text:p>0.927149474517896</text:p>
              </table:table-cell>
              <table:table-cell office:value-type="float" office:value="0.938326722161309">
                <text:p>0.9383267221613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0.944219523166892">
                <text:p>0.944219523166892</text:p>
              </table:table-cell>
              <table:table-cell office:value-type="float" office:value="0.96127645864488">
                <text:p>0.96127645864488</text:p>
              </table:table-cell>
              <table:table-cell office:value-type="float" office:value="0.960095429644302">
                <text:p>0.96009542964430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1.00903433798171">
                <text:p>1.00903433798171</text:p>
              </table:table-cell>
              <table:table-cell office:value-type="float" office:value="0.983515840884262">
                <text:p>0.983515840884262</text:p>
              </table:table-cell>
              <table:table-cell office:value-type="float" office:value="1.0131566541341">
                <text:p>1.01315665413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01953494848232">
                <text:p>1.01953494848232</text:p>
              </table:table-cell>
              <table:table-cell office:value-type="float" office:value="1.06256345993188">
                <text:p>1.06256345993188</text:p>
              </table:table-cell>
              <table:table-cell office:value-type="float" office:value="1.04230723328468">
                <text:p>1.042307233284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1.10449735449735">
                <text:p>1.10449735449735</text:p>
              </table:table-cell>
              <table:table-cell office:value-type="float" office:value="1.08743525480368">
                <text:p>1.08743525480368</text:p>
              </table:table-cell>
              <table:table-cell office:value-type="float" office:value="1.10472679570424">
                <text:p>1.104726795704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1.1452380952381">
                <text:p>1.1452380952381</text:p>
              </table:table-cell>
              <table:table-cell office:value-type="float" office:value="1.14675246675247">
                <text:p>1.14675246675247</text:p>
              </table:table-cell>
              <table:table-cell office:value-type="float" office:value="1.12036881134625">
                <text:p>1.1203688113462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15">
                <text:p>1.15</text:p>
              </table:table-cell>
              <table:table-cell office:value-type="float" office:value="1.21628056628057">
                <text:p>1.21628056628057</text:p>
              </table:table-cell>
              <table:table-cell office:value-type="float" office:value="1.16822393822394">
                <text:p>1.16822393822394</text:p>
              </table:table-cell>
              <table:table-cell office:value-type="float" office:value="1.16273824845253">
                <text:p>1.1627382484525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18513513513514">
                <text:p>1.18513513513514</text:p>
              </table:table-cell>
              <table:table-cell office:value-type="float" office:value="1.21084942084942">
                <text:p>1.21084942084942</text:p>
              </table:table-cell>
              <table:table-cell office:value-type="float" office:value="1.19863710411883">
                <text:p>1.1986371041188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22522522522523">
                <text:p>1.22522522522523</text:p>
              </table:table-cell>
              <table:table-cell office:value-type="float" office:value="1.22094908862351">
                <text:p>1.22094908862351</text:p>
              </table:table-cell>
              <table:table-cell office:value-type="float" office:value="1.22774091955805">
                <text:p>1.2277409195580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22815839094909">
                <text:p>1.22815839094909</text:p>
              </table:table-cell>
              <table:table-cell office:value-type="float" office:value="1.24312300166699">
                <text:p>1.24312300166699</text:p>
              </table:table-cell>
              <table:table-cell office:value-type="float" office:value="1.22244348143387">
                <text:p>1.222443481433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7006986764317">
                <text:p>1.27006986764317</text:p>
              </table:table-cell>
              <table:table-cell office:value-type="float" office:value="1.22736681995336">
                <text:p>1.22736681995336</text:p>
              </table:table-cell>
              <table:table-cell office:value-type="float" office:value="1.22482443381482">
                <text:p>1.2248244338148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3367312625966">
                <text:p>1.23367312625966</text:p>
              </table:table-cell>
              <table:table-cell office:value-type="float" office:value="1.19533293623821">
                <text:p>1.1953329362382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19161233251761">
                <text:p>1.19161233251761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142885054240671">
                <text:p>0.142885054240671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17189514396">
                <text:p>0.200017189514396</text:p>
              </table:table-cell>
              <table:table-cell office:value-type="float" office:value="0.285735337869751">
                <text:p>0.285735337869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92.9722222222222">
                <text:p>92.97222222222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07.428571428571">
                <text:p>107.428571428571</text:p>
              </table:table-cell>
              <table:table-cell office:value-type="float" office:value="93.8857142857143">
                <text:p>93.885714285714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177.714285714286">
                <text:p>177.714285714286</text:p>
              </table:table-cell>
              <table:table-cell office:value-type="float" office:value="90.5416666666667">
                <text:p>90.5416666666667</text:p>
              </table:table-cell>
              <table:table-cell office:value-type="float" office:value="90.8285714285714">
                <text:p>90.828571428571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04">
                <text:p>104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103.190476190476">
                <text:p>103.19047619047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87.2702702702703">
                <text:p>87.270270270270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0.6176470588235">
                <text:p>70.6176470588235</text:p>
              </table:table-cell>
              <table:table-cell office:value-type="float" office:value="88.0810810810811">
                <text:p>88.081081081081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